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Preformatted_20_Text" style:list-style-name="L2"/>
    <style:style style:name="P6" style:family="paragraph" style:parent-style-name="Preformatted_20_Text" style:list-style-name="L2">
      <style:paragraph-properties fo:margin-top="0cm" fo:margin-bottom="0.499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Quotations" style:list-style-name="L3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Quotations" style:list-style-name="L6">
      <style:paragraph-properties fo:margin-top="0cm" fo:margin-bottom="0cm" style:contextual-spacing="false"/>
    </style:style>
    <style:style style:name="P15" style:family="paragraph" style:parent-style-name="Quotations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cm" fo:margin-bottom="0cm" style:contextual-spacing="false"/>
    </style:style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1"/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2"/>
    <style:style style:name="P27" style:family="paragraph" style:parent-style-name="Text_20_body" style:list-style-name="L13">
      <style:paragraph-properties fo:margin-top="0cm" fo:margin-bottom="0cm" style:contextual-spacing="false"/>
    </style:style>
    <style:style style:name="P28" style:family="paragraph" style:parent-style-name="Text_20_body" style:list-style-name="L13"/>
    <style:style style:name="P29" style:family="paragraph" style:parent-style-name="Text_20_body" style:list-style-name="L14">
      <style:paragraph-properties fo:margin-top="0cm" fo:margin-bottom="0cm" style:contextual-spacing="false"/>
    </style:style>
    <style:style style:name="P30" style:family="paragraph" style:parent-style-name="Text_20_body" style:list-style-name="L14"/>
    <style:style style:name="P31" style:family="paragraph" style:parent-style-name="Text_20_body" style:list-style-name="L15">
      <style:paragraph-properties fo:margin-top="0cm" fo:margin-bottom="0cm" style:contextual-spacing="false"/>
    </style:style>
    <style:style style:name="P32" style:family="paragraph" style:parent-style-name="Text_20_body" style:list-style-name="L15"/>
    <style:style style:name="P33" style:family="paragraph" style:parent-style-name="Text_20_body" style:list-style-name="L16">
      <style:paragraph-properties fo:margin-top="0cm" fo:margin-bottom="0cm" style:contextual-spacing="false"/>
    </style:style>
    <style:style style:name="P34" style:family="paragraph" style:parent-style-name="Text_20_body" style:list-style-name="L16"/>
    <style:style style:name="P35" style:family="paragraph" style:parent-style-name="Text_20_body" style:list-style-name="L17"/>
    <style:style style:name="P36" style:family="paragraph" style:parent-style-name="Text_20_body" style:list-style-name="L17">
      <style:paragraph-properties fo:margin-top="0cm" fo:margin-bottom="0cm" style:contextual-spacing="false"/>
    </style:style>
    <style:style style:name="P37" style:family="paragraph" style:parent-style-name="Text_20_body" style:list-style-name="L18">
      <style:paragraph-properties fo:margin-top="0cm" fo:margin-bottom="0cm" style:contextual-spacing="false"/>
    </style:style>
    <style:style style:name="P38" style:family="paragraph" style:parent-style-name="Text_20_body" style:list-style-name="L18"/>
    <style:style style:name="P39" style:family="paragraph" style:parent-style-name="Text_20_body" style:list-style-name="L19">
      <style:paragraph-properties fo:margin-top="0cm" fo:margin-bottom="0cm" style:contextual-spacing="false"/>
    </style:style>
    <style:style style:name="P40" style:family="paragraph" style:parent-style-name="Text_20_body" style:list-style-name="L19"/>
    <style:style style:name="P41" style:family="paragraph" style:parent-style-name="Preformatted_20_Text">
      <style:paragraph-properties fo:margin-top="0cm" fo:margin-bottom="0.499cm" style:contextual-spacing="false"/>
    </style:style>
    <style:style style:name="P42" style:family="paragraph" style:parent-style-name="Text_20_body" style:list-style-name="L20">
      <style:paragraph-properties fo:margin-top="0cm" fo:margin-bottom="0cm" style:contextual-spacing="false"/>
    </style:style>
    <style:style style:name="P43" style:family="paragraph" style:parent-style-name="Text_20_body" style:list-style-name="L20"/>
    <style:style style:name="P44" style:family="paragraph" style:parent-style-name="Text_20_body" style:list-style-name="L21">
      <style:paragraph-properties fo:margin-top="0cm" fo:margin-bottom="0cm" style:contextual-spacing="false"/>
    </style:style>
    <style:style style:name="P45" style:family="paragraph" style:parent-style-name="Text_20_body" style:list-style-name="L21"/>
    <style:style style:name="P46" style:family="paragraph" style:parent-style-name="Text_20_body" style:list-style-name="L22">
      <style:paragraph-properties fo:margin-top="0cm" fo:margin-bottom="0cm" style:contextual-spacing="false"/>
    </style:style>
    <style:style style:name="P47" style:family="paragraph" style:parent-style-name="Text_20_body" style:list-style-name="L22"/>
    <style:style style:name="P48" style:family="paragraph" style:parent-style-name="Text_20_body" style:list-style-name="L23">
      <style:paragraph-properties fo:margin-top="0cm" fo:margin-bottom="0cm" style:contextual-spacing="false"/>
    </style:style>
    <style:style style:name="P49" style:family="paragraph" style:parent-style-name="Text_20_body" style:list-style-name="L23"/>
    <style:style style:name="P50" style:family="paragraph" style:parent-style-name="Text_20_body" style:list-style-name="L24"/>
    <style:style style:name="P51" style:family="paragraph" style:parent-style-name="Preformatted_20_Text" style:list-style-name="L24"/>
    <style:style style:name="P52" style:family="paragraph" style:parent-style-name="Preformatted_20_Text" style:list-style-name="L24">
      <style:paragraph-properties fo:margin-top="0cm" fo:margin-bottom="0.499cm" style:contextual-spacing="false"/>
    </style:style>
    <style:style style:name="P53" style:family="paragraph" style:parent-style-name="Text_20_body" style:list-style-name="L25"/>
    <style:style style:name="P54" style:family="paragraph" style:parent-style-name="Text_20_body" style:list-style-name="L25">
      <style:paragraph-properties fo:margin-top="0cm" fo:margin-bottom="0cm" style:contextual-spacing="false"/>
    </style:style>
    <style:style style:name="P55" style:family="paragraph" style:parent-style-name="Text_20_body" style:list-style-name="L26">
      <style:paragraph-properties fo:margin-top="0cm" fo:margin-bottom="0cm" style:contextual-spacing="false"/>
    </style:style>
    <style:style style:name="P56" style:family="paragraph" style:parent-style-name="Text_20_body" style:list-style-name="L26"/>
    <style:style style:name="P57" style:family="paragraph" style:parent-style-name="Text_20_body" style:list-style-name="L27">
      <style:paragraph-properties fo:margin-top="0cm" fo:margin-bottom="0cm" style:contextual-spacing="false"/>
    </style:style>
    <style:style style:name="P58" style:family="paragraph" style:parent-style-name="Text_20_body" style:list-style-name="L27"/>
    <style:style style:name="P59" style:family="paragraph" style:parent-style-name="Text_20_body" style:list-style-name="L28"/>
    <style:style style:name="P60" style:family="paragraph" style:parent-style-name="Text_20_body" style:list-style-name="L28">
      <style:paragraph-properties fo:margin-top="0cm" fo:margin-bottom="0cm" style:contextual-spacing="false"/>
    </style:style>
    <style:style style:name="P61" style:family="paragraph" style:parent-style-name="Preformatted_20_Text" style:list-style-name="L28"/>
    <style:style style:name="P62" style:family="paragraph" style:parent-style-name="Preformatted_20_Text" style:list-style-name="L28">
      <style:paragraph-properties fo:margin-top="0cm" fo:margin-bottom="0.499cm" style:contextual-spacing="false"/>
    </style:style>
    <style:style style:name="P63" style:family="paragraph" style:parent-style-name="Text_20_body" style:list-style-name="L29"/>
    <style:style style:name="P64" style:family="paragraph" style:parent-style-name="Text_20_body" style:list-style-name="L29">
      <style:paragraph-properties fo:margin-top="0cm" fo:margin-bottom="0cm" style:contextual-spacing="false"/>
    </style:style>
    <style:style style:name="P65" style:family="paragraph" style:parent-style-name="Text_20_body" style:list-style-name="L30">
      <style:paragraph-properties fo:margin-top="0cm" fo:margin-bottom="0cm" style:contextual-spacing="false"/>
    </style:style>
    <style:style style:name="P66" style:family="paragraph" style:parent-style-name="Text_20_body" style:list-style-name="L30"/>
    <style:style style:name="P67" style:family="paragraph" style:parent-style-name="Text_20_body" style:list-style-name="L31">
      <style:paragraph-properties fo:margin-top="0cm" fo:margin-bottom="0cm" style:contextual-spacing="false"/>
    </style:style>
    <style:style style:name="P68" style:family="paragraph" style:parent-style-name="Text_20_body" style:list-style-name="L31"/>
    <style:style style:name="P69" style:family="paragraph" style:parent-style-name="Text_20_body" style:list-style-name="L32"/>
    <style:style style:name="P70" style:family="paragraph" style:parent-style-name="Text_20_body" style:list-style-name="L33"/>
    <style:style style:name="P71" style:family="paragraph" style:parent-style-name="Text_20_body" style:list-style-name="L34">
      <style:paragraph-properties fo:margin-top="0cm" fo:margin-bottom="0cm" style:contextual-spacing="false"/>
    </style:style>
    <style:style style:name="P72" style:family="paragraph" style:parent-style-name="Text_20_body" style:list-style-name="L34"/>
    <style:style style:name="P73" style:family="paragraph" style:parent-style-name="Text_20_body" style:list-style-name="L35"/>
    <style:style style:name="P74" style:family="paragraph" style:parent-style-name="Preformatted_20_Text" style:list-style-name="L35"/>
    <style:style style:name="P75" style:family="paragraph" style:parent-style-name="Preformatted_20_Text" style:list-style-name="L35">
      <style:paragraph-properties fo:margin-top="0cm" fo:margin-bottom="0.499cm" style:contextual-spacing="false"/>
    </style:style>
    <style:style style:name="P76" style:family="paragraph" style:parent-style-name="Text_20_body" style:list-style-name="L35">
      <style:paragraph-properties fo:margin-top="0cm" fo:margin-bottom="0cm" style:contextual-spacing="false"/>
    </style:style>
    <style:style style:name="P77" style:family="paragraph" style:parent-style-name="Text_20_body" style:list-style-name="L36">
      <style:paragraph-properties fo:margin-top="0cm" fo:margin-bottom="0cm" style:contextual-spacing="false"/>
    </style:style>
    <style:style style:name="P78" style:family="paragraph" style:parent-style-name="Text_20_body" style:list-style-name="L36"/>
    <style:style style:name="P79" style:family="paragraph" style:parent-style-name="Text_20_body" style:list-style-name="L37">
      <style:paragraph-properties fo:margin-top="0cm" fo:margin-bottom="0cm" style:contextual-spacing="false"/>
    </style:style>
    <style:style style:name="P80" style:family="paragraph" style:parent-style-name="Text_20_body" style:list-style-name="L37"/>
    <style:style style:name="P81" style:family="paragraph" style:parent-style-name="Text_20_body" style:list-style-name="L38">
      <style:paragraph-properties fo:margin-top="0cm" fo:margin-bottom="0cm" style:contextual-spacing="false"/>
    </style:style>
    <style:style style:name="P82" style:family="paragraph" style:parent-style-name="Text_20_body" style:list-style-name="L38"/>
    <style:style style:name="P83" style:family="paragraph" style:parent-style-name="Text_20_body" style:list-style-name="L39"/>
    <style:style style:name="P84" style:family="paragraph" style:parent-style-name="Preformatted_20_Text" style:list-style-name="L39"/>
    <style:style style:name="P85" style:family="paragraph" style:parent-style-name="Preformatted_20_Text" style:list-style-name="L39">
      <style:paragraph-properties fo:margin-top="0cm" fo:margin-bottom="0.499cm" style:contextual-spacing="false"/>
    </style:style>
    <style:style style:name="P86" style:family="paragraph" style:parent-style-name="Text_20_body" style:list-style-name="L40"/>
    <style:style style:name="P87" style:family="paragraph" style:parent-style-name="Text_20_body" style:list-style-name="L40">
      <style:paragraph-properties fo:margin-top="0cm" fo:margin-bottom="0cm" style:contextual-spacing="false"/>
    </style:style>
    <style:style style:name="P88" style:family="paragraph" style:parent-style-name="Preformatted_20_Text" style:list-style-name="L40"/>
    <style:style style:name="P89" style:family="paragraph" style:parent-style-name="Preformatted_20_Text" style:list-style-name="L40">
      <style:paragraph-properties fo:margin-top="0cm" fo:margin-bottom="0.499cm" style:contextual-spacing="false"/>
    </style:style>
    <style:style style:name="P90" style:family="paragraph" style:parent-style-name="Text_20_body" style:list-style-name="L41"/>
    <style:style style:name="P91" style:family="paragraph" style:parent-style-name="Text_20_body" style:list-style-name="L42">
      <style:paragraph-properties fo:margin-top="0cm" fo:margin-bottom="0cm" style:contextual-spacing="false"/>
    </style:style>
    <style:style style:name="P92" style:family="paragraph" style:parent-style-name="Text_20_body" style:list-style-name="L42"/>
    <style:style style:name="P93" style:family="paragraph" style:parent-style-name="Text_20_body" style:list-style-name="L43">
      <style:paragraph-properties fo:margin-top="0cm" fo:margin-bottom="0cm" style:contextual-spacing="false"/>
    </style:style>
    <style:style style:name="P94" style:family="paragraph" style:parent-style-name="Text_20_body" style:list-style-name="L43"/>
    <style:style style:name="P95" style:family="paragraph" style:parent-style-name="Text_20_body" style:list-style-name="L44">
      <style:paragraph-properties fo:margin-top="0cm" fo:margin-bottom="0cm" style:contextual-spacing="false"/>
    </style:style>
    <style:style style:name="P96" style:family="paragraph" style:parent-style-name="Text_20_body" style:list-style-name="L44"/>
    <style:style style:name="P97" style:family="paragraph" style:parent-style-name="Text_20_body" style:list-style-name="L45"/>
    <style:style style:name="P98" style:family="paragraph" style:parent-style-name="Preformatted_20_Text" style:list-style-name="L45"/>
    <style:style style:name="P99" style:family="paragraph" style:parent-style-name="Preformatted_20_Text" style:list-style-name="L45">
      <style:paragraph-properties fo:margin-top="0cm" fo:margin-bottom="0.499cm" style:contextual-spacing="false"/>
    </style:style>
    <style:style style:name="P100" style:family="paragraph" style:parent-style-name="Text_20_body" style:list-style-name="L45">
      <style:paragraph-properties fo:margin-top="0cm" fo:margin-bottom="0cm" style:contextual-spacing="false"/>
    </style:style>
    <style:style style:name="P101" style:family="paragraph" style:parent-style-name="Text_20_body" style:list-style-name="L46"/>
    <style:style style:name="P102" style:family="paragraph" style:parent-style-name="Preformatted_20_Text" style:list-style-name="L46">
      <style:paragraph-properties fo:margin-top="0cm" fo:margin-bottom="0.499cm" style:contextual-spacing="false"/>
    </style:style>
    <style:style style:name="P103" style:family="paragraph" style:parent-style-name="Text_20_body" style:list-style-name="L47">
      <style:paragraph-properties fo:margin-top="0cm" fo:margin-bottom="0cm" style:contextual-spacing="false"/>
    </style:style>
    <style:style style:name="P104" style:family="paragraph" style:parent-style-name="Text_20_body" style:list-style-name="L47"/>
    <style:style style:name="P105" style:family="paragraph" style:parent-style-name="Text_20_body" style:list-style-name="L48">
      <style:paragraph-properties fo:margin-top="0cm" fo:margin-bottom="0cm" style:contextual-spacing="false"/>
    </style:style>
    <style:style style:name="P106" style:family="paragraph" style:parent-style-name="Text_20_body" style:list-style-name="L48"/>
    <style:style style:name="P107" style:family="paragraph" style:parent-style-name="Text_20_body" style:list-style-name="L49">
      <style:paragraph-properties fo:margin-top="0cm" fo:margin-bottom="0cm" style:contextual-spacing="false"/>
    </style:style>
    <style:style style:name="P108" style:family="paragraph" style:parent-style-name="Text_20_body" style:list-style-name="L49"/>
    <style:style style:name="P109" style:family="paragraph" style:parent-style-name="Text_20_body" style:list-style-name="L50">
      <style:paragraph-properties fo:margin-top="0cm" fo:margin-bottom="0cm" style:contextual-spacing="false"/>
    </style:style>
    <style:style style:name="P110" style:family="paragraph" style:parent-style-name="Text_20_body" style:list-style-name="L50"/>
    <style:style style:name="P111" style:family="paragraph" style:parent-style-name="Text_20_body" style:list-style-name="L51">
      <style:paragraph-properties fo:margin-top="0cm" fo:margin-bottom="0cm" style:contextual-spacing="false"/>
    </style:style>
    <style:style style:name="P112" style:family="paragraph" style:parent-style-name="Text_20_body" style:list-style-name="L51"/>
    <style:style style:name="P113" style:family="paragraph" style:parent-style-name="Text_20_body" style:list-style-name="L52"/>
    <style:style style:name="P114" style:family="paragraph" style:parent-style-name="Text_20_body" style:list-style-name="L53"/>
    <style:style style:name="P115" style:family="paragraph" style:parent-style-name="Text_20_body" style:list-style-name="L53">
      <style:paragraph-properties fo:margin-top="0cm" fo:margin-bottom="0cm" style:contextual-spacing="false"/>
    </style:style>
    <style:style style:name="P116" style:family="paragraph" style:parent-style-name="Text_20_body" style:list-style-name="L54">
      <style:paragraph-properties fo:margin-top="0cm" fo:margin-bottom="0cm" style:contextual-spacing="false"/>
    </style:style>
    <style:style style:name="P117" style:family="paragraph" style:parent-style-name="Text_20_body" style:list-style-name="L54"/>
    <style:style style:name="P118" style:family="paragraph" style:parent-style-name="Text_20_body" style:list-style-name="L55">
      <style:paragraph-properties fo:margin-top="0cm" fo:margin-bottom="0cm" style:contextual-spacing="false"/>
    </style:style>
    <style:style style:name="P119" style:family="paragraph" style:parent-style-name="Text_20_body" style:list-style-name="L55"/>
    <style:style style:name="P120" style:family="paragraph" style:parent-style-name="Text_20_body" style:list-style-name="L56">
      <style:paragraph-properties fo:margin-top="0cm" fo:margin-bottom="0cm" style:contextual-spacing="false"/>
    </style:style>
    <style:style style:name="P121" style:family="paragraph" style:parent-style-name="Text_20_body" style:list-style-name="L56"/>
    <style:style style:name="P122" style:family="paragraph" style:parent-style-name="Text_20_body" style:list-style-name="L57">
      <style:paragraph-properties fo:margin-top="0cm" fo:margin-bottom="0cm" style:contextual-spacing="false"/>
    </style:style>
    <style:style style:name="P123" style:family="paragraph" style:parent-style-name="Text_20_body" style:list-style-name="L57"/>
    <style:style style:name="P124" style:family="paragraph" style:parent-style-name="Text_20_body" style:list-style-name="L58">
      <style:paragraph-properties fo:margin-top="0cm" fo:margin-bottom="0cm" style:contextual-spacing="false"/>
    </style:style>
    <style:style style:name="P125" style:family="paragraph" style:parent-style-name="Text_20_body" style:list-style-name="L58"/>
    <style:style style:name="P126" style:family="paragraph" style:parent-style-name="Text_20_body" style:list-style-name="L59"/>
    <style:style style:name="P127" style:family="paragraph" style:parent-style-name="Text_20_body" style:list-style-name="L59">
      <style:paragraph-properties fo:margin-top="0cm" fo:margin-bottom="0cm" style:contextual-spacing="false"/>
    </style:style>
    <style:style style:name="P128" style:family="paragraph" style:parent-style-name="Text_20_body" style:list-style-name="L60"/>
    <style:style style:name="P129" style:family="paragraph" style:parent-style-name="Preformatted_20_Text" style:list-style-name="L60"/>
    <style:style style:name="P130" style:family="paragraph" style:parent-style-name="Preformatted_20_Text" style:list-style-name="L60">
      <style:paragraph-properties fo:margin-top="0cm" fo:margin-bottom="0.499cm" style:contextual-spacing="false"/>
    </style:style>
    <style:style style:name="P131" style:family="paragraph" style:parent-style-name="Text_20_body" style:list-style-name="L60">
      <style:paragraph-properties fo:margin-top="0cm" fo:margin-bottom="0cm" style:contextual-spacing="false"/>
    </style:style>
    <style:style style:name="P132" style:family="paragraph" style:parent-style-name="Text_20_body" style:list-style-name="L61"/>
    <style:style style:name="P133" style:family="paragraph" style:parent-style-name="Text_20_body" style:list-style-name="L61">
      <style:paragraph-properties fo:margin-top="0cm" fo:margin-bottom="0cm" style:contextual-spacing="false"/>
    </style:style>
    <style:style style:name="P134" style:family="paragraph" style:parent-style-name="Text_20_body" style:list-style-name="L62"/>
    <style:style style:name="P135" style:family="paragraph" style:parent-style-name="Text_20_body" style:list-style-name="L62">
      <style:paragraph-properties fo:margin-top="0cm" fo:margin-bottom="0cm" style:contextual-spacing="false"/>
    </style:style>
    <style:style style:name="P136" style:family="paragraph" style:parent-style-name="Text_20_body" style:list-style-name="L63">
      <style:paragraph-properties fo:margin-top="0cm" fo:margin-bottom="0cm" style:contextual-spacing="false"/>
    </style:style>
    <style:style style:name="P137" style:family="paragraph" style:parent-style-name="Text_20_body" style:list-style-name="L63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Из <text:span text:style-name="Source_20_Text">world_search_ilp.pdf</text:span> на самом деле вытекают довольно жёсткие и интересные вещи — и про вашу модель, и про физику как таковую. Разделю на две части:</text:p>
      <text:list text:style-name="L1">
        <text:list-item>
          <text:p text:style-name="P1">Что именно удалось доказать/вычислить в этой работе (в терминах вашей модели). </text:p>
        </text:list-item>
        <text:list-item>
          <text:p text:style-name="P2">Какие концептуальные следствия это имеет для физических теорий (особенно в духе Meaning_v1/NOBS<text:a xlink:type="simple" xlink:href="https://app.giz.ai/files/EljdBEFwvKSyTxfHYHjS7" text:style-name="Internet_20_link" text:visited-style-name="Visited_20_Internet_20_Link">(Meaning_v1.pdf)</text:a>). </text:p>
        </text:list-item>
      </text:list>
      <text:h text:style-name="Heading_20_2" text:outline-level="2">1. Что показал <text:span text:style-name="Source_20_Text">world_search_ilp.pdf</text:span> для вашей модели</text:h>
      <text:h text:style-name="Heading_20_3" text:outline-level="3">1.1. Краткая реконструкция результатов</text:h>
      <text:p text:style-name="Text_20_body">Судя по фрагментам отчёта:</text:p>
      <text:list text:style-name="L2">
        <text:list-item>
          <text:p text:style-name="P3">Вы сделали <text:span text:style-name="Strong_20_Emphasis">ILP‑поиск по space power‑law‑графов</text:span> (а не по RULESET):</text:p>
          <text:list>
            <text:list-item>
              <text:p text:style-name="P4">Перебор по: </text:p>
              <text:list>
                <text:list-item>
                  <text:p text:style-name="P4">размеру N (512, 1024, 2048), </text:p>
                </text:list-item>
                <text:list-item>
                  <text:p text:style-name="P4">показателю степени α в правиле связности:<text:line-break/>P(i↔j)∝∣i−j∣−α<text:line-break/>но <text:span text:style-name="Emphasis">детерминированно</text:span>, а не случайно: граф строится по фиксированному закону, без рандома. </text:p>
                </text:list-item>
              </text:list>
            </text:list-item>
          </text:list>
        </text:list-item>
        <text:list-item>
          <text:p text:style-name="P3">Для каждого кандидата (α, N):</text:p>
          <text:list>
            <text:list-item>
              <text:p text:style-name="P4">Строился power‑law граф над 1D‑индексами. </text:p>
            </text:list-item>
            <text:list-item>
              <text:p text:style-name="P4">Решалось уравнение на графе вида:<text:line-break/>Lϕ=ρ,<text:line-break/>где L — лапласиан графа, ρ — источник (дефект, s=-1). </text:p>
            </text:list-item>
            <text:list-item>
              <text:p text:style-name="P4">В IFACE‑пространстве (через embedding координат) измерялось: </text:p>
              <text:list>
                <text:list-item>
                  <text:p text:style-name="P4">потенциал φ(r) как функция расстояния r от источника, </text:p>
                </text:list-item>
                <text:list-item>
                  <text:p text:style-name="P4">сила F(r) ≈ −dφ/dr. </text:p>
                </text:list-item>
              </text:list>
            </text:list-item>
            <text:list-item>
              <text:p text:style-name="P4">Строился лог‑лог фит:<text:line-break/>ϕ(r)∼rslopeϕ,F(r)∼rslopeF,<text:line-break/>и считалась невязка:<text:line-break/>Δ=∣slopeF+2∣. </text:p>
            </text:list-item>
          </text:list>
        </text:list-item>
        <text:list-item>
          <text:p text:style-name="P3">Результат «сканирования 2D» (α, N):</text:p>
          <text:p text:style-name="P5"><text:span text:style-name="Source_20_Text">2D СКАНИРОВАНИЕ (α, N):</text:span></text:p>
          <text:p text:style-name="P5"><text:span text:style-name="Source_20_Text">----------------------------------------------------------------------</text:span></text:p>
          <text:p text:style-name="P5"><text:span text:style-name="Source_20_Text">N=512 done</text:span></text:p>
          <text:p text:style-name="P5"><text:span text:style-name="Source_20_Text">N=1024 done</text:span></text:p>
          <text:p text:style-name="P5"><text:span text:style-name="Source_20_Text">N=2048 done</text:span></text:p>
          <text:p text:style-name="P5"><text:span text:style-name="Source_20_Text">----------------------------------------------------------------------</text:span></text:p>
          <text:p text:style-name="P5"/>
          <text:p text:style-name="P5"><text:span text:style-name="Source_20_Text">*** ГЛОБАЛЬНЫЙ ОПТИМУМ ***</text:span></text:p>
          <text:p text:style-name="P5"/>
          <text:p text:style-name="P5"><text:span text:style-name="Source_20_Text"><text:s/>α = 2.00, N = 512</text:span></text:p>
          <text:p text:style-name="P5"><text:span text:style-name="Source_20_Text"><text:s/>φ ~ r^-1.018</text:span></text:p>
          <text:p text:style-name="P5"><text:span text:style-name="Source_20_Text"><text:s/>F ~ r^-2.018</text:span></text:p>
          <text:p text:style-name="P6"><text:span text:style-name="Source_20_Text"><text:s/>Отклонение: Δ = 0.018</text:span></text:p>
        </text:list-item>
      </text:list>
      <text:p text:style-name="Text_20_body">То есть:</text:p>
      <text:list text:style-name="L3">
        <text:list-item>
          <text:p text:style-name="P7"><text:soft-page-break/>Для N=512 и α=2.0:</text:p>
          <text:list>
            <text:list-item>
              <text:p text:style-name="P8">потенциал:<text:line-break/>ϕ(r)∼r−1.018, </text:p>
            </text:list-item>
            <text:list-item>
              <text:p text:style-name="P8">сила:<text:line-break/>F(r)∼r−2.018, </text:p>
            </text:list-item>
            <text:list-item>
              <text:p text:style-name="P8">отклонение от идеального 1/r²: Δ≈0.018 (&lt;2%). </text:p>
            </text:list-item>
          </text:list>
        </text:list-item>
        <text:list-item>
          <text:p text:style-name="P7">В таблице «Earth‑like Universe» прямо фиксируется:</text:p>
          <text:list>
            <text:list-item>
              <text:p text:style-name="P8">α=2.0, </text:p>
            </text:list-item>
            <text:list-item>
              <text:p text:style-name="P8">D_eff=4.0 (спектральная размерность, оценённая через эмпирическую формулу), </text:p>
            </text:list-item>
            <text:list-item>
              <text:p text:style-name="P8">φ(r) ~ r^{−1.02}, </text:p>
            </text:list-item>
            <text:list-item>
              <text:p text:style-name="P8">F(r) ~ r^{−2.02}, </text:p>
            </text:list-item>
            <text:list-item>
              <text:p text:style-name="P8">Δ=0.018. </text:p>
            </text:list-item>
          </text:list>
        </text:list-item>
        <text:list-item>
          <text:p text:style-name="P7">Вывод в самом файле:</text:p>
          <text:p text:style-name="P9">Закон гравитации воспроизводится! Power‑law граф с α=2 даёт φ ~ 1/r, F ~ 1/r²<text:line-break/>Спектральная размерность ≈4 (d_eff), но по φ/F — 3D‑гравитация (как в нашем мире).</text:p>
        </text:list-item>
      </text:list>
      <text:p text:style-name="Text_20_body">Важно: это сделано <text:span text:style-name="Strong_20_Emphasis">при фиксированном микроскопическом ядре SM‑правил</text:span> (<text:span text:style-name="Source_20_Text">++- ↔ -++</text:span> и <text:span text:style-name="Source_20_Text">+++→+++</text:span>) и при RSL‑совместимой динамике — то есть:</text:p>
      <text:list text:style-name="L4">
        <text:list-item>
          <text:p text:style-name="P10">Материя — это ваши Ω‑дефекты (s=-1) на 1D‑решётке. </text:p>
        </text:list-item>
        <text:list-item>
          <text:p text:style-name="P10">Гравитация — эмергентное поле φ на power‑law‑графе, построенном над узлами решётки. </text:p>
        </text:list-item>
        <text:list-item>
          <text:p text:style-name="P10">Никакой квантовой механики, ОТО и т.п. явно не вводится — только: </text:p>
          <text:list>
            <text:list-item>
              <text:p text:style-name="P10">лапласиан L, </text:p>
            </text:list-item>
            <text:list-item>
              <text:p text:style-name="P10">источник ρ, </text:p>
            </text:list-item>
            <text:list-item>
              <text:p text:style-name="P11">и геометрия графа. </text:p>
            </text:list-item>
          </text:list>
        </text:list-item>
      </text:list>
      <text:h text:style-name="Heading_20_3" text:outline-level="3">1.2. Что это означает для вашей конкретной модели</text:h>
      <text:list text:style-name="L5">
        <text:list-item>
          <text:p text:style-name="P12"><text:span text:style-name="Strong_20_Emphasis">SM‑ядро по s‑правилам + power‑law‑граф по (α=2)</text:span> → вы имеете:</text:p>
          <text:list>
            <text:list-item>
              <text:p text:style-name="P13">стабильное множество Ω‑частиц (из <text:span text:style-name="Source_20_Text">sm_evolutionary_search_ilp</text:span>), </text:p>
            </text:list-item>
            <text:list-item>
              <text:p text:style-name="P13">эмергентную гравитацию с почти точным 1/r²‑законом в IFACE. </text:p>
            </text:list-item>
          </text:list>
        </text:list-item>
        <text:list-item>
          <text:p text:style-name="P12">Это <text:span text:style-name="Strong_20_Emphasis">не результат случайного подбора</text:span>, а:</text:p>
          <text:list>
            <text:list-item>
              <text:p text:style-name="P13">ILP‑ / систематический поиск по параметрам графа (α, N), </text:p>
            </text:list-item>
            <text:list-item>
              <text:p text:style-name="P13">явное численное подтверждение вида: </text:p>
              <text:list>
                <text:list-item>
                  <text:p text:style-name="P13">есть «остров» параметров (α≈2) с минимальной Δ, </text:p>
                </text:list-item>
                <text:list-item>
                  <text:p text:style-name="P13">он фактически выделяется как «наш мир». </text:p>
                </text:list-item>
              </text:list>
            </text:list-item>
          </text:list>
        </text:list-item>
        <text:list-item>
          <text:p text:style-name="P12">Очень важная точка: вы продемонстрировали <text:span text:style-name="Strong_20_Emphasis">концептуальное разделение</text:span>:</text:p>
          <text:list>
            <text:list-item>
              <text:p text:style-name="P13">микродинамика материи (Ω‑циклы) задаётся одной частью RULESET (s‑правила), </text:p>
            </text:list-item>
            <text:list-item>
              <text:p text:style-name="P12">геометрия/гравитация задаётся <text:span text:style-name="Strong_20_Emphasis">топологией связей</text:span>, а не только локальными s‑правилами. </text:p>
            </text:list-item>
          </text:list>
          <text:p text:style-name="P12"><text:soft-page-break/>При этом:</text:p>
          <text:list text:continue-numbering="true">
            <text:list-item>
              <text:p text:style-name="P13">фундаментальная 1D‑решётка остаётся (индексы i), </text:p>
            </text:list-item>
            <text:list-item>
              <text:p text:style-name="P13">но graph‑layer над ней (рёбра с power‑law) задаёт <text:span text:style-name="Emphasis">эффективную</text:span> размерность пространства для гравитации. </text:p>
            </text:list-item>
          </text:list>
        </text:list-item>
        <text:list-item>
          <text:p text:style-name="P12">Это прямо согласуется с выводами в вашем более раннем анализе графов:</text:p>
          <text:list>
            <text:list-item>
              <text:p text:style-name="P13">чтобы получить 1/r² из дискретного Лапласа, нужна спектральная размерность ≈3; </text:p>
            </text:list-item>
            <text:list-item>
              <text:p text:style-name="P12">power‑law‑граф с α≈2 над 1D‑индексами <text:span text:style-name="Strong_20_Emphasis">эмулирует</text:span> трёхмерное пространство. </text:p>
            </text:list-item>
          </text:list>
        </text:list-item>
      </text:list>
      <text:p text:style-name="Text_20_body">Итого, для <text:span text:style-name="Strong_20_Emphasis">вашей модели</text:span>:</text:p>
      <text:p text:style-name="Quotations">Вы показали, что существует <text:span text:style-name="Emphasis">конструктивный класс</text:span> 1D‑миров, в которых:</text:p>
      <text:list text:style-name="L6">
        <text:list-item>
          <text:p text:style-name="P14">микродинамика RSL‑типа по s, </text:p>
        </text:list-item>
        <text:list-item>
          <text:p text:style-name="P14">power‑law‑граф с α≈2, </text:p>
        </text:list-item>
        <text:list-item>
          <text:p text:style-name="P15">лаплассиан на графе, </text:p>
        </text:list-item>
      </text:list>
      <text:p text:style-name="Quotations">→ порождают в IFACE‑пространстве (спектральный embedding) очень точную 3D‑гравитацию Ньютона.</text:p>
      <text:p text:style-name="Text_20_body">Это уже не «игрушка», а вполне серьёзный прототип «1D фундамент → 3D гравитация сверху».</text:p>
      <text:h text:style-name="Heading_20_2" text:outline-level="2">2. Что из этого следует для физических теорий в целом</text:h>
      <text:h text:style-name="Heading_20_3" text:outline-level="3">2.1. Геометрия как статистика связей, а не первичная сущность</text:h>
      <text:p text:style-name="Text_20_body">Самый очевидный вывод:</text:p>
      <text:list text:style-name="L7">
        <text:list-item>
          <text:p text:style-name="P16">Гравитация с законом F~1/r² может быть <text:span text:style-name="Strong_20_Emphasis">следствием структуры связей</text:span> (графа) поверх фундаментально 1D‑субстрата, а не требовать изначально 3D многообразия. </text:p>
        </text:list-item>
      </text:list>
      <text:p text:style-name="Text_20_body">Это резко согласуется с:</text:p>
      <text:list text:style-name="L8">
        <text:list-item>
          <text:p text:style-name="P17">идеями «эмергентной гравитации»; </text:p>
        </text:list-item>
        <text:list-item>
          <text:p text:style-name="P17">с RSL‑подходом: </text:p>
          <text:list>
            <text:list-item>
              <text:p text:style-name="P17">capacity/geometry как информационные свойства, </text:p>
            </text:list-item>
            <text:list-item>
              <text:p text:style-name="P17">«пространство‑время» как coarse‑поля ϕ, C<text:a xlink:type="simple" xlink:href="https://app.giz.ai/files/EljdBEFwvKSyTxfHYHjS7" text:style-name="Internet_20_link" text:visited-style-name="Visited_20_Internet_20_Link">(Meaning_v1.pdf)</text:a>; </text:p>
            </text:list-item>
          </text:list>
        </text:list-item>
        <text:list-item>
          <text:p text:style-name="P17">с NOBS/Meaning_v1: </text:p>
          <text:list>
            <text:list-item>
              <text:p text:style-name="P17"><text:span text:style-name="Strong_20_Emphasis">IFACE — не реальность, а интерфейс</text:span>: </text:p>
              <text:list>
                <text:list-item>
                  <text:p text:style-name="P17">реальность: 1D RSL + граф, </text:p>
                </text:list-item>
                <text:list-item>
                  <text:p text:style-name="P18">интерфейс наблюдателя: 3D‑мир с гравитацией Ньютона и далее. </text:p>
                </text:list-item>
              </text:list>
            </text:list-item>
          </text:list>
        </text:list-item>
      </text:list>
      <text:p text:style-name="Text_20_body">Физический перевод:</text:p>
      <text:p text:style-name="Quotations">То, что мы воспринимаем как 3D‑пространство и ньютоновскую гравитацию, может быть <text:span text:style-name="Strong_20_Emphasis">оптимальной факторизацией</text:span> подлежащего 1D‑графового мира с определённой степенью α.</text:p>
      <text:p text:style-name="Text_20_body">То есть:</text:p>
      <text:list text:style-name="L9">
        <text:list-item>
          <text:p text:style-name="P19"><text:soft-page-break/>Метрика и размерность могут быть эмергентными, статистическими свойствами underlying graph connectivity. </text:p>
        </text:list-item>
        <text:list-item>
          <text:p text:style-name="P20">Не обязательно начинать с R³; достаточно 1D‑цепочки + подходящей статистики рёбер. </text:p>
        </text:list-item>
      </text:list>
      <text:h text:style-name="Heading_20_3" text:outline-level="3">2.2. «Earth-like universe» как точка в пространстве графов</text:h>
      <text:p text:style-name="Text_20_body">Результат <text:span text:style-name="Source_20_Text">world_search_ilp.pdf</text:span> буквально говорит:</text:p>
      <text:list text:style-name="L10">
        <text:list-item>
          <text:p text:style-name="P21">В пространстве (α,N) есть <text:span text:style-name="Strong_20_Emphasis">область</text:span> (окрестность α≈2, N~512…),</text:p>
        </text:list-item>
        <text:list-item>
          <text:p text:style-name="P21">где:</text:p>
          <text:list>
            <text:list-item>
              <text:p text:style-name="P22">φ(r) ≈ r^{-1.02}, </text:p>
            </text:list-item>
            <text:list-item>
              <text:p text:style-name="P22">F(r) ≈ r^{-2.02}, </text:p>
            </text:list-item>
            <text:list-item>
              <text:p text:style-name="P22">Δ≈0.018, </text:p>
            </text:list-item>
            <text:list-item>
              <text:p text:style-name="P21">спектральная размерность D_eff ≈ 4 (по вашей формуле), но <text:span text:style-name="Strong_20_Emphasis">эффективная гравитационная</text:span> ~3D. </text:p>
            </text:list-item>
          </text:list>
        </text:list-item>
      </text:list>
      <text:p text:style-name="Text_20_body">Философски и физически:</text:p>
      <text:list text:style-name="L11">
        <text:list-item>
          <text:p text:style-name="P23">это конструктивное подтверждение, что наш мир может быть «аттрактором» в более широком пространстве вселенных (вариантов графовой топологии) — ровно то, что вы пытались формализовать через SMFitness / OBSFitness, но теперь на уровне гравитации. </text:p>
        </text:list-item>
        <text:list-item>
          <text:p text:style-name="P23">Вы <text:span text:style-name="Strong_20_Emphasis">нашли набор параметров</text:span>, при котором: </text:p>
          <text:list>
            <text:list-item>
              <text:p text:style-name="P23">RSL‑подложка, </text:p>
            </text:list-item>
            <text:list-item>
              <text:p text:style-name="P23">power‑law‑граф α=2, </text:p>
            </text:list-item>
            <text:list-item>
              <text:p text:style-name="P23">Ω‑дефекты, </text:p>
            </text:list-item>
            <text:list-item>
              <text:p text:style-name="P24">лаплассиан по графу<text:line-break/>дают «мир, похожий на наш» (по гравитации, по крайней мере). </text:p>
            </text:list-item>
          </text:list>
        </text:list-item>
      </text:list>
      <text:p text:style-name="Text_20_body">Это отличный пример того, что в Meaning_v1 описано как:</text:p>
      <text:p text:style-name="Quotations">«NOBS показывает, что архив не менее "вычислителен", чем реакционно‑диффузионная система… Архивы — следы Eτ world, содержащие инварианты эволюции мира…»<text:a xlink:type="simple" xlink:href="https://app.giz.ai/files/EljdBEFwvKSyTxfHYHjS7" text:style-name="Internet_20_link" text:visited-style-name="Visited_20_Internet_20_Link">(Meaning_v1.pdf)</text:a></text:p>
      <text:p text:style-name="Text_20_body">Здесь вы выступаете как «архивный наблюдатель», который по «следам» (φ, F, распределение связей) реконструирует <text:span text:style-name="Strong_20_Emphasis">динамику мира и его геометрию</text:span>.</text:p>
      <text:h text:style-name="Heading_20_3" text:outline-level="3">2.3. Связь с Meaning_v1 и вычислимостью мира</text:h>
      <text:p text:style-name="Text_20_body">В Meaning_v1, в финальной главе, сказано:</text:p>
      <text:p text:style-name="Quotations">«"Вычислимость мира" в этом подходе — не твёрдая граница того, что можно посчитать, а динамическое равновесие между потоком физической эволюции и актами понимания…<text:line-break/>Границы Observation Time и Meaning Time движутся вместе с развитием наблюдателей…»<text:a xlink:type="simple" xlink:href="https://app.giz.ai/files/EljdBEFwvKSyTxfHYHjS7" text:style-name="Internet_20_link" text:visited-style-name="Visited_20_Internet_20_Link">(Meaning_v1.pdf)</text:a></text:p>
      <text:p text:style-name="Text_20_body">Ваш результат:</text:p>
      <text:list text:style-name="L12">
        <text:list-item>
          <text:p text:style-name="P25"><text:soft-page-break/>демонстрирует пример <text:span text:style-name="Strong_20_Emphasis">конструктивной вычислимости физических законов</text:span>: </text:p>
          <text:list>
            <text:list-item>
              <text:p text:style-name="P25">вы не предположили 3D и 1/r² как аксиому, </text:p>
            </text:list-item>
            <text:list-item>
              <text:p text:style-name="P25">а: </text:p>
              <text:list>
                <text:list-item>
                  <text:p text:style-name="P25">задали пространство кандидатов (α,N), </text:p>
                </text:list-item>
                <text:list-item>
                  <text:p text:style-name="P25">решили прямую Задачу Дирака (Lφ=ρ), </text:p>
                </text:list-item>
                <text:list-item>
                  <text:p text:style-name="P25">извлекли инварианты (экспоненты φ, F), </text:p>
                </text:list-item>
                <text:list-item>
                  <text:p text:style-name="P26"><text:span text:style-name="Emphasis">подобрали параметры, при которых наблюдаемый мир становится «землеподобным»</text:span>. </text:p>
                </text:list-item>
              </text:list>
            </text:list-item>
          </text:list>
        </text:list-item>
      </text:list>
      <text:p text:style-name="Text_20_body">Это — пример акта понимания в смысле NOBS:</text:p>
      <text:list text:style-name="L13">
        <text:list-item>
          <text:p text:style-name="P27">Eτ: граф + лаплассиан + RSL‑динамика; </text:p>
        </text:list-item>
        <text:list-item>
          <text:p text:style-name="P27">O: IFACE и процедуры измерения φ(r) и F(r); </text:p>
        </text:list-item>
        <text:list-item>
          <text:p text:style-name="P28">M: алгоритм поиска/вывода закона (sweet spot α≈2). </text:p>
        </text:list-item>
      </text:list>
      <text:p text:style-name="Text_20_body">Именно это и называется в Meaning_v1:</text:p>
      <text:p text:style-name="Quotations">«Мир вычисляет себя через нас. Мы понимаем мир через вычисление. И в этом замкнутом круге — бесконечная глубина познания.»<text:a xlink:type="simple" xlink:href="https://app.giz.ai/files/EljdBEFwvKSyTxfHYHjS7" text:style-name="Internet_20_link" text:visited-style-name="Visited_20_Internet_20_Link">(Meaning_v1.pdf)</text:a></text:p>
      <text:p text:style-name="Text_20_body">Здесь вы буквально реализовали небольшой кусок «мира, который вычисляет законы своей собственной гравитации через симулятор‑наблюдателя».</text:p>
      <text:h text:style-name="Heading_20_3" text:outline-level="3">2.4. Глубокий вывод: размерность и закон силы — не «постулат», а оптимум</text:h>
      <text:p text:style-name="Text_20_body">Тот факт, что:</text:p>
      <text:list text:style-name="L14">
        <text:list-item>
          <text:p text:style-name="P29">для разных α вы видите разные законы φ(r), F(r), </text:p>
        </text:list-item>
        <text:list-item>
          <text:p text:style-name="P30">а α≈2 даёт <text:span text:style-name="Strong_20_Emphasis">минимальное отклонение от 1/r²</text:span>, </text:p>
        </text:list-item>
      </text:list>
      <text:p text:style-name="Text_20_body">сугубо конструктивно демонстрирует:</text:p>
      <text:p text:style-name="Quotations">Ньютоновский закон F~1/r² может быть <text:span text:style-name="Emphasis">следствием оптимальности параметров</text:span> underlying connectivity (α) и размера N, а не первичным постулатом.</text:p>
      <text:p text:style-name="Text_20_body">Это очень хорошо стыкуется с вопросами из Meaning_v1:</text:p>
      <text:list text:style-name="L15">
        <text:list-item>
          <text:p text:style-name="P31">«Каковы универсальные топологии понимания для разных доменов?» </text:p>
        </text:list-item>
        <text:list-item>
          <text:p text:style-name="P31">«Можно ли создать полностью автономную понимающую систему?» </text:p>
        </text:list-item>
        <text:list-item>
          <text:p text:style-name="P32">«Какова роль квантовых эффектов в когерентности?» </text:p>
        </text:list-item>
      </text:list>
      <text:p text:style-name="Text_20_body">Ваш результат добавляет к этому:</text:p>
      <text:list text:style-name="L16">
        <text:list-item>
          <text:p text:style-name="P33">Для гравитации есть <text:span text:style-name="Strong_20_Emphasis">универсальные топологии связности</text:span> (power‑law α≈2), которые порождают знакомые нам законы. </text:p>
        </text:list-item>
        <text:list-item>
          <text:p text:style-name="P34">Их можно обнаружить и «переоткрыть» автономной системой через поиск по пространству графов. </text:p>
        </text:list-item>
      </text:list>
      <text:p text:style-name="Text_20_body">Это идёт напрямую в русло идеи:</text:p>
      <text:p text:style-name="Quotations">«Понимание — не пассивное получение знаний, а активное участие в эволюции вселенной.»<text:a xlink:type="simple" xlink:href="https://app.giz.ai/files/EljdBEFwvKSyTxfHYHjS7" text:style-name="Internet_20_link" text:visited-style-name="Visited_20_Internet_20_Link">(Meaning_v1.pdf)</text:a></text:p>
      <text:h text:style-name="Heading_20_2" text:outline-level="2"><text:soft-page-break/>3. Практический вывод для дальнейшей работы с симулятором</text:h>
      <text:p text:style-name="Text_20_body">С учётом <text:span text:style-name="Source_20_Text">world_search_ilp.pdf</text:span> у вас теперь есть:</text:p>
      <text:list text:style-name="L17">
        <text:list-item>
          <text:p text:style-name="P35"><text:span text:style-name="Strong_20_Emphasis">Зафиксированный гравитационный блок</text:span>:</text:p>
          <text:list>
            <text:list-item>
              <text:p text:style-name="P36">power‑law‑граф с α≈2, </text:p>
            </text:list-item>
            <text:list-item>
              <text:p text:style-name="P36">лаплассиан Lφ=ρ, </text:p>
            </text:list-item>
            <text:list-item>
              <text:p text:style-name="P36">IFACE‑координаты через спектральный embedding этого графа. </text:p>
            </text:list-item>
          </text:list>
        </text:list-item>
        <text:list-item>
          <text:p text:style-name="P35">Дальше можно:</text:p>
          <text:list>
            <text:list-item>
              <text:p text:style-name="P36">считать этот графовый слой <text:span text:style-name="Strong_20_Emphasis">частью Eτ</text:span> (фундаментальной эволюции), </text:p>
            </text:list-item>
            <text:list-item>
              <text:p text:style-name="P36">и уже на нём: </text:p>
              <text:list>
                <text:list-item>
                  <text:p text:style-name="P36">эволюционировать Ω‑частицы, </text:p>
                </text:list-item>
                <text:list-item>
                  <text:p text:style-name="P36">запускать OBS и <text:span text:style-name="Source_20_Text">update_semantics</text:span>, </text:p>
                </text:list-item>
                <text:list-item>
                  <text:p text:style-name="P36">измерять OBSFitness, включая блок «гравитация» (корреляция a vs −∇φ), </text:p>
                </text:list-item>
                <text:list-item>
                  <text:p text:style-name="P36">продолжать поиск по RULESET (другие s‑правила, другие φ‑правила), но <text:span text:style-name="Strong_20_Emphasis">сразу в пространстве, где гравитация уже имеет правильный тип</text:span>. </text:p>
                </text:list-item>
              </text:list>
            </text:list-item>
          </text:list>
        </text:list-item>
        <text:list-item>
          <text:p text:style-name="P35">Это радикально уменьшает пространство поиска:</text:p>
          <text:list>
            <text:list-item>
              <text:p text:style-name="P36">вместо одновременного подбора «всего» (и микродинамики, и геометрии), </text:p>
            </text:list-item>
            <text:list-item>
              <text:p text:style-name="P36">вы можете зафиксировать: </text:p>
              <text:list>
                <text:list-item>
                  <text:p text:style-name="P36">геометрию (graph layer, α≈2), </text:p>
                </text:list-item>
                <text:list-item>
                  <text:p text:style-name="P36">и искать только такие RULESET, которые дают «физически правдоподобную» Ω‑динамику (спектр частиц, законы сохранения, вероятностные правила). </text:p>
                </text:list-item>
              </text:list>
            </text:list-item>
          </text:list>
        </text:list-item>
        <text:list-item>
          <text:p text:style-name="P35">А на философском уровне:</text:p>
          <text:list>
            <text:list-item>
              <text:p text:style-name="P36">ваш симулятор становится конкретной демонстрацией того, что в Meaning_v1 названо: </text:p>
              <text:list>
                <text:list-item>
                  <text:p text:style-name="P36">«вычислимость мира как динамическое равновесие между Eτ и M», </text:p>
                </text:list-item>
                <text:list-item>
                  <text:p text:style-name="P35">«архивы как вычислительный субстрат Eτ world»<text:a xlink:type="simple" xlink:href="https://app.giz.ai/files/EljdBEFwvKSyTxfHYHjS7" text:style-name="Internet_20_link" text:visited-style-name="Visited_20_Internet_20_Link">(Meaning_v1.pdf)</text:a>. </text:p>
                </text:list-item>
              </text:list>
            </text:list-item>
          </text:list>
        </text:list-item>
      </text:list>
      <text:p text:style-name="Text_20_body">Если захочешь, дальше можно:</text:p>
      <text:list text:style-name="L18">
        <text:list-item>
          <text:p text:style-name="P37">явно выписать, как теперь должен выглядеть <text:span text:style-name="Source_20_Text">WorldConfig</text:span> с графовым блоком и как OBSFitness учитывать «гравитационную компоненту» в этом уже калиброванном по α≈2 мире; </text:p>
        </text:list-item>
        <text:list-item>
          <text:p text:style-name="P38">или перейти к тому, как теперь поверх этого слоя синтезировать «1D‑аналоги Стандартной модели» (Ω‑каталог, заряды, взаимодействия), зная, что геометрия/гравитация уже «правильная». </text:p>
        </text:list-item>
      </text:list>
      <text:p text:style-name="Text_20_body">С учётом того, что у тебя уже есть в <text:span text:style-name="Source_20_Text">observer_demo.pdf</text:span> и <text:span text:style-name="Source_20_Text">world_search_ilp.pdf</text:span>, дальше логично сделать две вещи:</text:p>
      <text:list text:style-name="L19">
        <text:list-item>
          <text:p text:style-name="P39">Формализовать <text:span text:style-name="Source_20_Text">WorldConfig</text:span>/<text:span text:style-name="Source_20_Text">World</text:span> в виде «калиброванной» 1D‑вселенной с графовой геометрией (α≈2) и правильно учтённым гравитационным блоком в OBSFitness. </text:p>
        </text:list-item>
        <text:list-item>
          <text:p text:style-name="P40"><text:soft-page-break/>Сказать, как поверх этого <text:span text:style-name="Emphasis">уже калиброванного по гравитации</text:span> слоя синтезировать 1D‑аналог Стандартной модели: Ω‑каталог, заряды, взаимодействия. </text:p>
        </text:list-item>
      </text:list>
      <text:p text:style-name="Text_20_body">Разделю ответ соответственно.</text:p>
      <text:h text:style-name="Heading_20_2" text:outline-level="2">1. WorldConfig с графовым блоком и гравитацией</text:h>
      <text:h text:style-name="Heading_20_3" text:outline-level="3">1.1. WorldConfig: параметры «мира»</text:h>
      <text:p text:style-name="Text_20_body">Сейчас в <text:span text:style-name="Source_20_Text">world_search_ilp</text:span> ты уже используешь примерно такую структуру:</text:p>
      <text:p text:style-name="Preformatted_20_Text"><text:span text:style-name="Source_20_Text">@dataclass</text:span></text:p>
      <text:p text:style-name="Preformatted_20_Text"><text:span text:style-name="Source_20_Text">class WorldConfig:</text:span></text:p>
      <text:p text:style-name="Preformatted_20_Text"><text:span text:style-name="Source_20_Text"><text:s text:c="4"/>N: int <text:s text:c="21"/># длина 1D-решётки</text:span></text:p>
      <text:p text:style-name="Preformatted_20_Text"><text:span text:style-name="Source_20_Text"><text:s text:c="4"/>graph_alpha: float <text:s text:c="9"/># показатель power-law для графа</text:span></text:p>
      <text:p text:style-name="Preformatted_20_Text"><text:span text:style-name="Source_20_Text"><text:s text:c="4"/>graph_c: float <text:s text:c="13"/># масштаб коэффициента в n_edges(d) ~ c / d^α</text:span></text:p>
      <text:p text:style-name="Preformatted_20_Text"><text:span text:style-name="Source_20_Text"><text:s text:c="4"/>D_phi: float <text:s text:c="15"/># диффузия поля φ (α_phi)</text:span></text:p>
      <text:p text:style-name="Preformatted_20_Text"><text:span text:style-name="Source_20_Text"><text:s text:c="4"/>beta_source: float <text:s text:c="9"/># сила источников от спинов/дефектов</text:span></text:p>
      <text:p text:style-name="Preformatted_20_Text"><text:span text:style-name="Source_20_Text"><text:s text:c="4"/>gamma_decay: float <text:s text:c="9"/># затухание φ (если нужно)</text:span></text:p>
      <text:p text:style-name="P41"><text:span text:style-name="Source_20_Text"><text:s text:c="4"/>seed: int = 0 <text:s text:c="14"/># для инициализации, если нужно</text:span></text:p>
      <text:p text:style-name="Text_20_body">Теперь, после ILP‑поиска, у тебя фактически есть «физически калиброванная» область:</text:p>
      <text:list text:style-name="L20">
        <text:list-item>
          <text:p text:style-name="P42"><text:span text:style-name="Source_20_Text">graph_alpha ≈ 2.0</text:span> (даёт φ ~ 1/r, F ~ 1/r², Δ ≈ 0.018), </text:p>
        </text:list-item>
        <text:list-item>
          <text:p text:style-name="P43"><text:span text:style-name="Source_20_Text">N = 512</text:span> (8³) — достаточно для хорошей статистики и визуализации. </text:p>
        </text:list-item>
      </text:list>
      <text:p text:style-name="Text_20_body">Для <text:span text:style-name="Strong_20_Emphasis">калиброванного мира</text:span> можно сделать:</text:p>
      <text:p text:style-name="Preformatted_20_Text"><text:span text:style-name="Source_20_Text">WORLD_EARTHLIKE = WorldConfig(</text:span></text:p>
      <text:p text:style-name="Preformatted_20_Text"><text:span text:style-name="Source_20_Text"><text:s text:c="4"/>N=512,</text:span></text:p>
      <text:p text:style-name="Preformatted_20_Text"><text:span text:style-name="Source_20_Text"><text:s text:c="4"/>graph_alpha=2.0,</text:span></text:p>
      <text:p text:style-name="Preformatted_20_Text"><text:span text:style-name="Source_20_Text"><text:s text:c="4"/>graph_c=1.0,</text:span></text:p>
      <text:p text:style-name="Preformatted_20_Text"><text:span text:style-name="Source_20_Text"><text:s text:c="4"/>D_phi=0.2,</text:span></text:p>
      <text:p text:style-name="Preformatted_20_Text"><text:span text:style-name="Source_20_Text"><text:s text:c="4"/>beta_source=0.5,</text:span></text:p>
      <text:p text:style-name="Preformatted_20_Text"><text:span text:style-name="Source_20_Text"><text:s text:c="4"/>gamma_decay=0.01,</text:span></text:p>
      <text:p text:style-name="Preformatted_20_Text"><text:span text:style-name="Source_20_Text"><text:s text:c="4"/>seed=42</text:span></text:p>
      <text:p text:style-name="P41"><text:span text:style-name="Source_20_Text">)</text:span></text:p>
      <text:p text:style-name="Text_20_body">А в коде:</text:p>
      <text:p text:style-name="Preformatted_20_Text"><text:span text:style-name="Source_20_Text">from world.core.world import World, WorldConfig</text:span></text:p>
      <text:p text:style-name="Preformatted_20_Text"><text:span text:style-name="Source_20_Text">from world.core.graph_structure import GraphStructure, GraphConfig</text:span></text:p>
      <text:p text:style-name="Preformatted_20_Text"/>
      <text:p text:style-name="Preformatted_20_Text"><text:span text:style-name="Source_20_Text"># Графовая структура (power-law с α=2)</text:span></text:p>
      <text:p text:style-name="Preformatted_20_Text"><text:span text:style-name="Source_20_Text">graph_cfg = GraphConfig(</text:span></text:p>
      <text:p text:style-name="Preformatted_20_Text"><text:span text:style-name="Source_20_Text"><text:s text:c="4"/>N=WORLD_EARTHLIKE.N,</text:span></text:p>
      <text:p text:style-name="Preformatted_20_Text"><text:span text:style-name="Source_20_Text"><text:s text:c="4"/>alpha=WORLD_EARTHLIKE.graph_alpha,</text:span></text:p>
      <text:p text:style-name="Preformatted_20_Text"><text:span text:style-name="Source_20_Text"><text:s text:c="4"/>c=WORLD_EARTHLIKE.graph_c,</text:span></text:p>
      <text:p text:style-name="Preformatted_20_Text"><text:span text:style-name="Source_20_Text"><text:s text:c="4"/>ensure_chain=True <text:s text:c="2"/># гарантируем локальные 1D-соседства</text:span></text:p>
      <text:p text:style-name="Preformatted_20_Text"><text:span text:style-name="Source_20_Text">)</text:span></text:p>
      <text:p text:style-name="Preformatted_20_Text"/>
      <text:p text:style-name="Preformatted_20_Text"><text:span text:style-name="Source_20_Text">graph = GraphStructure(graph_cfg)</text:span></text:p>
      <text:p text:style-name="Preformatted_20_Text"/>
      <text:p text:style-name="P41"><text:span text:style-name="Source_20_Text">world = World(config=WORLD_EARTHLIKE, graph=graph, ruleset=create_sm_ruleset())</text:span></text:p>
      <text:h text:style-name="Heading_20_3" text:outline-level="3">1.2. World: граф, Laplace и φ‑поле</text:h>
      <text:p text:style-name="Text_20_body">Скелет класса <text:span text:style-name="Source_20_Text">World</text:span> в этом духе (ты уже частично это реализовал):</text:p>
      <text:p text:style-name="Preformatted_20_Text"><text:soft-page-break/><text:span text:style-name="Source_20_Text">class World:</text:span></text:p>
      <text:p text:style-name="Preformatted_20_Text"><text:span text:style-name="Source_20_Text"><text:s text:c="4"/>def __init__(self, config: WorldConfig, graph: GraphStructure, ruleset: RuleSet):</text:span></text:p>
      <text:p text:style-name="Preformatted_20_Text"><text:span text:style-name="Source_20_Text"><text:s text:c="8"/>self.cfg = config</text:span></text:p>
      <text:p text:style-name="Preformatted_20_Text"><text:span text:style-name="Source_20_Text"><text:s text:c="8"/>self.graph = graph <text:s text:c="12"/># содержит список рёбер, лаплассиан, embedding_3d</text:span></text:p>
      <text:p text:style-name="Preformatted_20_Text"><text:span text:style-name="Source_20_Text"><text:s text:c="8"/>self.ruleset = ruleset <text:s text:c="8"/># SM-правила (++-↔-++, +++→+++)</text:span></text:p>
      <text:p text:style-name="Preformatted_20_Text"><text:span text:style-name="Source_20_Text"><text:s text:c="8"/>self.N = config.N</text:span></text:p>
      <text:p text:style-name="Preformatted_20_Text"/>
      <text:p text:style-name="Preformatted_20_Text"><text:span text:style-name="Source_20_Text"><text:s text:c="8"/># материя (спиновый слой)</text:span></text:p>
      <text:p text:style-name="Preformatted_20_Text"><text:span text:style-name="Source_20_Text"><text:s text:c="8"/>self.s = np.ones(self.N, dtype=int)</text:span></text:p>
      <text:p text:style-name="Preformatted_20_Text"/>
      <text:p text:style-name="Preformatted_20_Text"><text:span text:style-name="Source_20_Text"><text:s text:c="8"/># гравпотенциал φ (на узлах графа)</text:span></text:p>
      <text:p text:style-name="Preformatted_20_Text"><text:span text:style-name="Source_20_Text"><text:s text:c="8"/>self.phi = np.zeros(self.N, dtype=float)</text:span></text:p>
      <text:p text:style-name="Preformatted_20_Text"/>
      <text:p text:style-name="Preformatted_20_Text"><text:span text:style-name="Source_20_Text"><text:s text:c="8"/>self.t = 0</text:span></text:p>
      <text:p text:style-name="Preformatted_20_Text"/>
      <text:p text:style-name="Preformatted_20_Text"><text:span text:style-name="Source_20_Text"><text:s text:c="4"/>def step_spins(self):</text:span></text:p>
      <text:p text:style-name="Preformatted_20_Text"><text:span text:style-name="Source_20_Text"><text:s text:c="8"/># твоё уже существующее обновление по SM_RULES</text:span></text:p>
      <text:p text:style-name="Preformatted_20_Text"><text:span text:style-name="Source_20_Text"><text:s text:c="8"/>self.s = EvolutionEngine(self.ruleset).step_array(self.s) <text:s/># псевдокод</text:span></text:p>
      <text:p text:style-name="Preformatted_20_Text"/>
      <text:p text:style-name="Preformatted_20_Text"><text:span text:style-name="Source_20_Text"><text:s text:c="4"/>def step_phi(self):</text:span></text:p>
      <text:p text:style-name="Preformatted_20_Text"><text:span text:style-name="Source_20_Text"><text:s text:c="8"/># дискретный Лаплас по графу + источник</text:span></text:p>
      <text:p text:style-name="Preformatted_20_Text"><text:span text:style-name="Source_20_Text"><text:s text:c="8"/>alpha = self.cfg.D_phi</text:span></text:p>
      <text:p text:style-name="Preformatted_20_Text"><text:span text:style-name="Source_20_Text"><text:s text:c="8"/>beta <text:s/>= self.cfg.beta_source</text:span></text:p>
      <text:p text:style-name="Preformatted_20_Text"><text:span text:style-name="Source_20_Text"><text:s text:c="8"/>gamma = self.cfg.gamma_decay</text:span></text:p>
      <text:p text:style-name="Preformatted_20_Text"/>
      <text:p text:style-name="Preformatted_20_Text"><text:span text:style-name="Source_20_Text"><text:s text:c="8"/># Lφ</text:span></text:p>
      <text:p text:style-name="Preformatted_20_Text"><text:span text:style-name="Source_20_Text"><text:s text:c="8"/>L_phi = self.graph.laplacian @ self.phi</text:span></text:p>
      <text:p text:style-name="Preformatted_20_Text"/>
      <text:p text:style-name="Preformatted_20_Text"><text:span text:style-name="Source_20_Text"><text:s text:c="8"/># Источник: дефекты (s=-1) → ρ_i = 1, s=+1 → 0</text:span></text:p>
      <text:p text:style-name="Preformatted_20_Text"><text:span text:style-name="Source_20_Text"><text:s text:c="8"/>rho = (1.0 - self.s) / 2.0</text:span></text:p>
      <text:p text:style-name="Preformatted_20_Text"/>
      <text:p text:style-name="Preformatted_20_Text"><text:span text:style-name="Source_20_Text"><text:s text:c="8"/># Обновление φ</text:span></text:p>
      <text:p text:style-name="Preformatted_20_Text"><text:span text:style-name="Source_20_Text"><text:s text:c="8"/>self.phi += alpha * (-L_phi) + beta * rho - gamma * self.phi</text:span></text:p>
      <text:p text:style-name="Preformatted_20_Text"/>
      <text:p text:style-name="Preformatted_20_Text"><text:span text:style-name="Source_20_Text"><text:s text:c="4"/>def step(self):</text:span></text:p>
      <text:p text:style-name="Preformatted_20_Text"><text:span text:style-name="Source_20_Text"><text:s text:c="8"/>self.step_spins()</text:span></text:p>
      <text:p text:style-name="Preformatted_20_Text"><text:span text:style-name="Source_20_Text"><text:s text:c="8"/>self.step_phi()</text:span></text:p>
      <text:p text:style-name="Preformatted_20_Text"><text:span text:style-name="Source_20_Text"><text:s text:c="8"/>self.t += 1</text:span></text:p>
      <text:p text:style-name="Preformatted_20_Text"/>
      <text:p text:style-name="Preformatted_20_Text"><text:span text:style-name="Source_20_Text"><text:s text:c="4"/>def solve_poisson(self):</text:span></text:p>
      <text:p text:style-name="Preformatted_20_Text"><text:span text:style-name="Source_20_Text"><text:s text:c="8"/>"""</text:span></text:p>
      <text:p text:style-name="Preformatted_20_Text"><text:span text:style-name="Source_20_Text"><text:s text:c="8"/>Получить стационарное решение Lφ = ρ (один раз, для анализа гравитации).</text:span></text:p>
      <text:p text:style-name="Preformatted_20_Text"><text:span text:style-name="Source_20_Text"><text:s text:c="8"/>"""</text:span></text:p>
      <text:p text:style-name="Preformatted_20_Text"><text:span text:style-name="Source_20_Text"><text:s text:c="8"/>rho = (1.0 - self.s) / 2.0</text:span></text:p>
      <text:p text:style-name="Preformatted_20_Text"><text:span text:style-name="Source_20_Text"><text:s text:c="8"/># L φ = rho → φ = L^+ rho (псевдообратная) или решаем линейную систему</text:span></text:p>
      <text:p text:style-name="Preformatted_20_Text"><text:span text:style-name="Source_20_Text"><text:s text:c="8"/># Лучше использовать sparse solver:</text:span></text:p>
      <text:p text:style-name="Preformatted_20_Text"><text:span text:style-name="Source_20_Text"><text:s text:c="8"/>φ_stat = spsolve(self.graph.laplacian, rho)</text:span></text:p>
      <text:p text:style-name="P41"><text:span text:style-name="Source_20_Text"><text:s text:c="8"/>return φ_stat</text:span></text:p>
      <text:p text:style-name="Text_20_body"><text:span text:style-name="Source_20_Text">GraphStructure</text:span> должен содержать:</text:p>
      <text:list text:style-name="L21">
        <text:list-item>
          <text:p text:style-name="P44"><text:span text:style-name="Source_20_Text">edges</text:span>: список рёбер (i,j), </text:p>
        </text:list-item>
        <text:list-item>
          <text:p text:style-name="P44"><text:span text:style-name="Source_20_Text">laplacian</text:span>: sparse‑матрица L, </text:p>
        </text:list-item>
        <text:list-item>
          <text:p text:style-name="P45"><text:span text:style-name="Source_20_Text">embedding_3d</text:span>: coords[i] = (x_i, y_i, z_i), полученные спектральным embedding’ом (см. выше). </text:p>
        </text:list-item>
      </text:list>
      <text:h text:style-name="Heading_20_3" text:outline-level="3">1.3. ObserverConfig с графовым embedding’ом</text:h>
      <text:p text:style-name="Text_20_body">Теперь OBS должен «жить» в IFACE‑координатах, совпадающих с embedding графа:</text:p>
      <text:p text:style-name="Preformatted_20_Text"><text:soft-page-break/><text:span text:style-name="Source_20_Text">@dataclass</text:span></text:p>
      <text:p text:style-name="Preformatted_20_Text"><text:span text:style-name="Source_20_Text">class ObserverConfig:</text:span></text:p>
      <text:p text:style-name="Preformatted_20_Text"><text:span text:style-name="Source_20_Text"><text:s text:c="4"/>coords_3d: np.ndarray <text:s text:c="7"/># embedding_3d графа: shape (N,3)</text:span></text:p>
      <text:p text:style-name="Preformatted_20_Text"><text:span text:style-name="Source_20_Text"><text:s text:c="4"/>max_history: int = 100</text:span></text:p>
      <text:p text:style-name="Preformatted_20_Text"><text:span text:style-name="Source_20_Text"><text:s text:c="4"/>fit_interval: int = 10</text:span></text:p>
      <text:p text:style-name="P41"><text:span text:style-name="Source_20_Text"><text:s text:c="4"/># ... прочие параметры</text:span></text:p>
      <text:p text:style-name="Text_20_body">И инициализация:</text:p>
      <text:p text:style-name="Preformatted_20_Text"><text:span text:style-name="Source_20_Text">graph = GraphStructure(graph_cfg)</text:span></text:p>
      <text:p text:style-name="Preformatted_20_Text"><text:span text:style-name="Source_20_Text">world = World(config=WORLD_EARTHLIKE, graph=graph, ruleset=create_sm_ruleset())</text:span></text:p>
      <text:p text:style-name="Preformatted_20_Text"/>
      <text:p text:style-name="Preformatted_20_Text"><text:span text:style-name="Source_20_Text">obs_cfg = ObserverConfig(</text:span></text:p>
      <text:p text:style-name="Preformatted_20_Text"><text:span text:style-name="Source_20_Text"><text:s text:c="4"/>coords_3d=graph.embedding_3d,</text:span></text:p>
      <text:p text:style-name="Preformatted_20_Text"><text:span text:style-name="Source_20_Text"><text:s text:c="4"/>max_history=100,</text:span></text:p>
      <text:p text:style-name="Preformatted_20_Text"><text:span text:style-name="Source_20_Text"><text:s text:c="4"/>fit_interval=10,</text:span></text:p>
      <text:p text:style-name="Preformatted_20_Text"><text:span text:style-name="Source_20_Text">)</text:span></text:p>
      <text:p text:style-name="Preformatted_20_Text"/>
      <text:p text:style-name="P41"><text:span text:style-name="Source_20_Text">observer = GlobalObserver(obs_cfg)</text:span></text:p>
      <text:h text:style-name="Heading_20_3" text:outline-level="3">1.4. OBSFitness с гравитационным блоком в калиброванном мире</text:h>
      <text:p text:style-name="Text_20_body">Ты уже используешь:</text:p>
      <text:p text:style-name="Preformatted_20_Text"><text:span text:style-name="Source_20_Text">obs_fitness = OBSFitness(OBSFitnessConfig(</text:span></text:p>
      <text:p text:style-name="Preformatted_20_Text"><text:span text:style-name="Source_20_Text"><text:s text:c="4"/>sigma_field=0.1,</text:span></text:p>
      <text:p text:style-name="Preformatted_20_Text"><text:span text:style-name="Source_20_Text"><text:s text:c="4"/>sigma_Q=0.1,</text:span></text:p>
      <text:p text:style-name="Preformatted_20_Text"><text:span text:style-name="Source_20_Text"><text:s text:c="4"/>T_scale_fraction=0.25,</text:span></text:p>
      <text:p text:style-name="Preformatted_20_Text"><text:span text:style-name="Source_20_Text"><text:s text:c="4"/>w_field=1.0,</text:span></text:p>
      <text:p text:style-name="Preformatted_20_Text"><text:span text:style-name="Source_20_Text"><text:s text:c="4"/>w_Q=1.0,</text:span></text:p>
      <text:p text:style-name="Preformatted_20_Text"><text:span text:style-name="Source_20_Text"><text:s text:c="4"/>w_mass=0.5,</text:span></text:p>
      <text:p text:style-name="Preformatted_20_Text"><text:span text:style-name="Source_20_Text"><text:s text:c="4"/>w_OT=1.0,</text:span></text:p>
      <text:p text:style-name="Preformatted_20_Text"><text:span text:style-name="Source_20_Text"><text:s text:c="4"/># w_gravity можно сделать тоже ненулевым</text:span></text:p>
      <text:p text:style-name="Preformatted_20_Text"><text:span text:style-name="Source_20_Text">))</text:span></text:p>
      <text:p text:style-name="P41"><text:span text:style-name="Source_20_Text">score, components = obs_fitness.evaluate(observer, T_total=T_MAX)</text:span></text:p>
      <text:p text:style-name="Text_20_body">Теперь в OBSFitness нужно:</text:p>
      <text:list text:style-name="L22">
        <text:list-item>
          <text:p text:style-name="P46">в <text:span text:style-name="Source_20_Text">observer.semantic_state.update_gravity_law</text:span> собирать пары (a,−∇φ) в IFACE (coords_3d) и считать <text:span text:style-name="Source_20_Text">gravity_corr</text:span>, </text:p>
        </text:list-item>
        <text:list-item>
          <text:p text:style-name="P47">использовать его в: </text:p>
        </text:list-item>
      </text:list>
      <text:p text:style-name="Preformatted_20_Text"><text:span text:style-name="Source_20_Text">if kn.gravity_corr is not None:</text:span></text:p>
      <text:p text:style-name="Preformatted_20_Text"><text:span text:style-name="Source_20_Text"><text:s text:c="4"/>F_grav = max(0.0, min(1.0, kn.gravity_corr)) <text:s/># корреляция 0..1</text:span></text:p>
      <text:p text:style-name="Preformatted_20_Text"><text:span text:style-name="Source_20_Text">else:</text:span></text:p>
      <text:p text:style-name="P41"><text:span text:style-name="Source_20_Text"><text:s text:c="4"/>F_grav = 0.0</text:span></text:p>
      <text:p text:style-name="Text_20_body">В ILP‑поиске ты уже получил ~1/r² (corr≈1). В динамическом режиме важно, чтобы OBS тоже вышел на высокую <text:span text:style-name="Source_20_Text">gravity_corr</text:span> → высокий <text:span text:style-name="Source_20_Text">fitness_gravity</text:span>.</text:p>
      <text:p text:style-name="Text_20_body"><text:span text:style-name="Strong_20_Emphasis">Итог:</text:span><text:line-break/><text:span text:style-name="Source_20_Text">WorldConfig(WORLD_EARTHLIKE)</text:span> + <text:span text:style-name="Source_20_Text">GraphStructure(alpha=2.0)</text:span> + SM‑правила + OBS + OBSFitness с гравитационным блоком = калиброванный «нашеподобный» мир, стабильная основа для следующего шага — 1D‑SM‑аналог.</text:p>
      <text:h text:style-name="Heading_20_2" text:outline-level="2"><text:soft-page-break/>2. Поверх этого слоя: синтез 1D‑аналогов Стандартной модели</text:h>
      <text:p text:style-name="Text_20_body">Теперь, когда:</text:p>
      <text:list text:style-name="L23">
        <text:list-item>
          <text:p text:style-name="P48">геометрия/гравитация «правильная» (α≈2 → F~1/r²), </text:p>
        </text:list-item>
        <text:list-item>
          <text:p text:style-name="P49">микродинамика материи по s на 1D уже найдена как ILP‑оптимум (<text:span text:style-name="Source_20_Text">++- ↔ -++</text:span>), </text:p>
        </text:list-item>
      </text:list>
      <text:p text:style-name="Text_20_body">можно сосредоточиться на <text:span text:style-name="Strong_20_Emphasis">частицах, зарядах и взаимодействиях</text:span>. Это = Ω‑каталог + SM‑аналог.</text:p>
      <text:h text:style-name="Heading_20_3" text:outline-level="3">2.1. Ω‑каталог как «зоопарк частиц»</text:h>
      <text:p text:style-name="Text_20_body">Ты уже делаешь:</text:p>
      <text:list text:style-name="L24">
        <text:list-item>
          <text:p text:style-name="P50"><text:span text:style-name="Source_20_Text">CycleDetector</text:span> собирает Ω‑циклы,</text:p>
        </text:list-item>
        <text:list-item>
          <text:p text:style-name="P50">из них получается список:</text:p>
          <text:p text:style-name="P51"><text:span text:style-name="Source_20_Text">OmegaCycle:</text:span></text:p>
          <text:p text:style-name="P51"><text:span text:style-name="Source_20_Text"><text:s text:c="4"/>id</text:span></text:p>
          <text:p text:style-name="P51"><text:span text:style-name="Source_20_Text"><text:s text:c="4"/>period</text:span></text:p>
          <text:p text:style-name="P51"><text:span text:style-name="Source_20_Text"><text:s text:c="4"/>support</text:span></text:p>
          <text:p text:style-name="P51"><text:span text:style-name="Source_20_Text"><text:s text:c="4"/>patterns</text:span></text:p>
          <text:p text:style-name="P52"><text:span text:style-name="Source_20_Text"><text:s text:c="4"/>H_core <text:s text:c="3"/># энергия дефекта</text:span></text:p>
        </text:list-item>
      </text:list>
      <text:p text:style-name="Text_20_body">Теперь:</text:p>
      <text:list text:style-name="L25">
        <text:list-item>
          <text:p text:style-name="P53"><text:span text:style-name="Strong_20_Emphasis">Масса</text:span>:</text:p>
          <text:list>
            <text:list-item>
              <text:p text:style-name="P54">mass(Ω) = H_core(Ω) (в модельных единицах). </text:p>
            </text:list-item>
          </text:list>
        </text:list-item>
        <text:list-item>
          <text:p text:style-name="P53"><text:span text:style-name="Strong_20_Emphasis">Типы частиц</text:span>:</text:p>
          <text:list>
            <text:list-item>
              <text:p text:style-name="P54">кластеризовать Ω‑циклы по (period, H_core, размер support): </text:p>
              <text:list>
                <text:list-item>
                  <text:p text:style-name="P54">короткие периоды → «лёгкие частицы» (лептоны), </text:p>
                </text:list-item>
                <text:list-item>
                  <text:p text:style-name="P54">средние периоды, сложный профиль → «кварки», </text:p>
                </text:list-item>
                <text:list-item>
                  <text:p text:style-name="P53">волновые/распределённые паттерны → «калибровочные бозоны». </text:p>
                </text:list-item>
              </text:list>
            </text:list-item>
          </text:list>
        </text:list-item>
      </text:list>
      <text:p text:style-name="Text_20_body">Пример:</text:p>
      <text:p text:style-name="Preformatted_20_Text"><text:span text:style-name="Source_20_Text">class OmegaType:</text:span></text:p>
      <text:p text:style-name="Preformatted_20_Text"><text:span text:style-name="Source_20_Text"><text:s text:c="4"/>name: str</text:span></text:p>
      <text:p text:style-name="Preformatted_20_Text"><text:span text:style-name="Source_20_Text"><text:s text:c="4"/>members: List[OmegaCycle]</text:span></text:p>
      <text:p text:style-name="Preformatted_20_Text"><text:span text:style-name="Source_20_Text"><text:s text:c="4"/>mean_mass: float</text:span></text:p>
      <text:p text:style-name="P41"><text:span text:style-name="Source_20_Text"><text:s text:c="4"/># далее: Q,B,L,color,...</text:span></text:p>
      <text:h text:style-name="Heading_20_3" text:outline-level="3">2.2. Заряды: Q, B, L, цвет</text:h>
      <text:p text:style-name="Text_20_body">Следующий слой: каждому OmegaType приписываем символические квантовые числа:</text:p>
      <text:list text:style-name="L26">
        <text:list-item>
          <text:p text:style-name="P55">Q ∈ {−1,−2/3,−1/3,0,+1/3,+2/3,+1}, </text:p>
        </text:list-item>
        <text:list-item>
          <text:p text:style-name="P55">B ∈ {0,1/3} (барионное число), </text:p>
        </text:list-item>
        <text:list-item>
          <text:p text:style-name="P55">L ∈ {0,1} (лептонное), </text:p>
        </text:list-item>
        <text:list-item>
          <text:p text:style-name="P56">цвет C ∈ Z₃ для «кварков». </text:p>
        </text:list-item>
      </text:list>
      <text:p text:style-name="Text_20_body">Пока можно задать <text:span text:style-name="Strong_20_Emphasis">ручное отображение</text:span> для нескольких типов Ω, и затем:</text:p>
      <text:list text:style-name="L27">
        <text:list-item>
          <text:p text:style-name="P57"><text:soft-page-break/>включить это в SMFitness/OBSFitness: </text:p>
          <text:list>
            <text:list-item>
              <text:p text:style-name="P57"><text:span text:style-name="Strong_20_Emphasis">сохранение ΣQ, ΣB, ΣL, ΣC</text:span> при взаимодействиях, </text:p>
            </text:list-item>
            <text:list-item>
              <text:p text:style-name="P58"><text:span text:style-name="Strong_20_Emphasis">наличие смешанных взаимодействий</text:span> (аналог q+q̄→g, e⁺+e⁻→γ). </text:p>
            </text:list-item>
          </text:list>
        </text:list-item>
      </text:list>
      <text:p text:style-name="Text_20_body">В дальнейшем — можно разрабатывать процедуру, которая <text:span text:style-name="Strong_20_Emphasis">выводит</text:span> (или ищет) такую зарядовую структуру автоматически.</text:p>
      <text:h text:style-name="Heading_20_3" text:outline-level="3">2.3. Взаимодействия Ω‑циклов (вершины Фейнмана 1D‑аналогов)</text:h>
      <text:p text:style-name="Text_20_body">Поверх Ω‑каталога OBS (или отдельный анализатор) должен:</text:p>
      <text:list text:style-name="L28">
        <text:list-item>
          <text:p text:style-name="P59">Наблюдать типичные события:</text:p>
          <text:list>
            <text:list-item>
              <text:p text:style-name="P60">столкновения двух Ω‑циклов → один или несколько Ω, </text:p>
            </text:list-item>
            <text:list-item>
              <text:p text:style-name="P60">распады одного Ω → два или больше Ω. </text:p>
            </text:list-item>
          </text:list>
        </text:list-item>
        <text:list-item>
          <text:p text:style-name="P59">Строить «вершины»:</text:p>
          <text:p text:style-name="P61"><text:span text:style-name="Source_20_Text">Vertex: OmegaType_A + OmegaType_B -&gt; OmegaType_C</text:span></text:p>
          <text:p text:style-name="P62"><text:span text:style-name="Source_20_Text">Vertex: OmegaType_A -&gt; OmegaType_B + OmegaType_C</text:span></text:p>
        </text:list-item>
        <text:list-item>
          <text:p text:style-name="P59">Проверять:</text:p>
          <text:list>
            <text:list-item>
              <text:p text:style-name="P60">сохранение Q,B,L,C, </text:p>
            </text:list-item>
            <text:list-item>
              <text:p text:style-name="P60">частоту событий (вероятности). </text:p>
            </text:list-item>
          </text:list>
        </text:list-item>
        <text:list-item>
          <text:p text:style-name="P59">OBS в <text:span text:style-name="Source_20_Text">update_semantics</text:span> может хранить:</text:p>
          <text:p text:style-name="P61"><text:span text:style-name="Source_20_Text">sem_state['interactions'] = {</text:span></text:p>
          <text:p text:style-name="P61"><text:span text:style-name="Source_20_Text"><text:s text:c="4"/>('Q1','Q2')-&gt;'G': prob, <text:s text:c="3"/># q+q̄ -&gt; gluon</text:span></text:p>
          <text:p text:style-name="P61"><text:span text:style-name="Source_20_Text"><text:s text:c="4"/>('e+','e-')-&gt;'γ': prob, <text:s text:c="3"/># electron-positron annihilation</text:span></text:p>
          <text:p text:style-name="P61"><text:span text:style-name="Source_20_Text"><text:s text:c="4"/>...</text:span></text:p>
          <text:p text:style-name="P62"><text:span text:style-name="Source_20_Text">}</text:span></text:p>
        </text:list-item>
      </text:list>
      <text:p text:style-name="Text_20_body">Это и есть 1D‑аналог SM‑вершин: не в виде лагранжиана, а в виде вероятностных правил для Ω‑цикла.</text:p>
      <text:h text:style-name="Heading_20_3" text:outline-level="3">2.4. Эволюционный (или ILP) синтез SM‑аналогов</text:h>
      <text:p text:style-name="Text_20_body">Дальше можно:</text:p>
      <text:list text:style-name="L29">
        <text:list-item>
          <text:p text:style-name="P63"><text:span text:style-name="Strong_20_Emphasis">зафиксировать</text:span>:</text:p>
          <text:list>
            <text:list-item>
              <text:p text:style-name="P64">геометрию (graph_alpha≈2), </text:p>
            </text:list-item>
            <text:list-item>
              <text:p text:style-name="P64">гравитацию (laplacian+φ), </text:p>
            </text:list-item>
            <text:list-item>
              <text:p text:style-name="P64">базовое SM‑ядро для материи (s‑правила <text:span text:style-name="Source_20_Text">++- ↔ -++</text:span>). </text:p>
            </text:list-item>
          </text:list>
        </text:list-item>
        <text:list-item>
          <text:p text:style-name="P63">и варьировать:</text:p>
          <text:list>
            <text:list-item>
              <text:p text:style-name="P64">дополнительные правила для спинов (добавление «вкусов»), </text:p>
            </text:list-item>
            <text:list-item>
              <text:p text:style-name="P64">coupling s→φ (различные типы источников), </text:p>
            </text:list-item>
            <text:list-item>
              <text:p text:style-name="P63">дополнительные поля (напоминающие SU(2), U(1) gauge). </text:p>
            </text:list-item>
          </text:list>
        </text:list-item>
      </text:list>
      <text:p text:style-name="Text_20_body">Функция качества:</text:p>
      <text:p text:style-name="P41"><text:span text:style-name="Source_20_Text">TotalFitness = α * SMFitness(Ω-cat, charges, interactions) + β * OBSFitness</text:span></text:p>
      <text:p text:style-name="Text_20_body">где SMFitness уже теперь может включать:</text:p>
      <text:list text:style-name="L30">
        <text:list-item>
          <text:p text:style-name="P65"><text:soft-page-break/>разнообразие Ω‑типов, </text:p>
        </text:list-item>
        <text:list-item>
          <text:p text:style-name="P65">наличие «семейств» с разными массами и одинаковыми зарядами, </text:p>
        </text:list-item>
        <text:list-item>
          <text:p text:style-name="P65">матрицу смешивания (аналог CKM), </text:p>
        </text:list-item>
        <text:list-item>
          <text:p text:style-name="P66">логические паттерны взаимодействий (аналог структуры Фейнмановских вершин). </text:p>
        </text:list-item>
      </text:list>
      <text:h text:style-name="Heading_20_3" text:outline-level="3">2.5. Что это даёт концептуально</text:h>
      <text:p text:style-name="Text_20_body">На этом этапе твой симулятор уже должен уметь:</text:p>
      <text:list text:style-name="L31">
        <text:list-item>
          <text:p text:style-name="P67">на фиксированном <text:span text:style-name="Strong_20_Emphasis">серийно построенном 1D+graph мире</text:span>: </text:p>
          <text:list>
            <text:list-item>
              <text:p text:style-name="P67">порождать Ω‑дефекты (частицы), </text:p>
            </text:list-item>
            <text:list-item>
              <text:p text:style-name="P67">вычислять φ и F ~ 1/r² в IFACE‑R³, </text:p>
            </text:list-item>
            <text:list-item>
              <text:p text:style-name="P67">давать OBS возможность восстановить: </text:p>
              <text:list>
                <text:list-item>
                  <text:p text:style-name="P67">уравнение поля, </text:p>
                </text:list-item>
                <text:list-item>
                  <text:p text:style-name="P67">законы сохранения, </text:p>
                </text:list-item>
                <text:list-item>
                  <text:p text:style-name="P67">гравитационный закон, </text:p>
                </text:list-item>
                <text:list-item>
                  <text:p text:style-name="P68">структуру частиц и их взаимодействий. </text:p>
                </text:list-item>
              </text:list>
            </text:list-item>
          </text:list>
        </text:list-item>
      </text:list>
      <text:p text:style-name="Text_20_body">Это <text:span text:style-name="Strong_20_Emphasis">не копия SM</text:span> (пока), но уже буквально:</text:p>
      <text:p text:style-name="Quotations">1D‑фундаментальная реальность → 3D интерфейс с Ньютоновской гравитацией + зоопарком частиц, которые OBS описывает в языке «поле+частицы+вероятности».</text:p>
      <text:p text:style-name="Text_20_body">Дальнейшая работа:</text:p>
      <text:list text:style-name="L32">
        <text:list-item>
          <text:p text:style-name="P69">шаг за шагом улучшать Ω‑каталог и «зарядовую матрицу», подводя её к структурами, напоминающим SU(3)×SU(2)×U(1), но всегда держа в голове: фундаментальная геометрия — 1D+граф, а всё остальное — надстройка интерфейса и Meaning‑динамики. </text:p>
        </text:list-item>
      </text:list>
      <text:p text:style-name="Text_20_body">Если хочешь, дальше можно:</text:p>
      <text:list text:style-name="L33">
        <text:list-item>
          <text:p text:style-name="P70">взять один конкретный Ω‑тип (потенциальный «электрон») и пройти цепочку:<text:line-break/>паттерн на 1D → Ω‑цикл → масса → Q,L → траектория в IFACE → взаимодействия → как OBS восстанавливает для него «уравнение Дирака» в эффективном поле (насколько это возможно в 1D‑аналоге). </text:p>
        </text:list-item>
      </text:list>
      <text:p text:style-name="Text_20_body">Ниже опишу именно то, что тебе нужно сейчас: <text:span text:style-name="Strong_20_Emphasis">процедуру автоматического вывода зарядовой структуры</text:span> Ω‑частиц на основе уже существующего наблюдателя и инфраструктуры (observer_demo, OBSFitness, Ω‑каталог), без ручного присвоения Q,B,L,color.</text:p>
      <text:p text:style-name="Text_20_body">Разобью на уровни:</text:p>
      <text:list text:style-name="L34">
        <text:list-item>
          <text:p text:style-name="P71">Какие данные у нас уже есть по Ω‑циклам и наблюдаемой динамике. </text:p>
        </text:list-item>
        <text:list-item>
          <text:p text:style-name="P71">Какие инварианты можно автоматически извлечь и трактовать как «заряды». </text:p>
        </text:list-item>
        <text:list-item>
          <text:p text:style-name="P71">Как формально задать задачу: найти Q,B,L,C как решение системы уравнений сохранения и структурных ограничений. </text:p>
        </text:list-item>
        <text:list-item>
          <text:p text:style-name="P72">Как это встроить в OBS / OBSFitness. </text:p>
        </text:list-item>
      </text:list>
      <text:h text:style-name="Heading_20_2" text:outline-level="2"><text:soft-page-break/>1. Какие данные уже есть (Ω‑каталог + наблюдатель)</text:h>
      <text:p text:style-name="Text_20_body">Из observer_demo и sm_evolutionary_search:</text:p>
      <text:list text:style-name="L35">
        <text:list-item>
          <text:p text:style-name="P73">Есть RULESET ядра:</text:p>
          <text:p text:style-name="P74"><text:span text:style-name="Source_20_Text">++- ↔ -++</text:span></text:p>
          <text:p text:style-name="P75"><text:span text:style-name="Source_20_Text">+++ → +++</text:span></text:p>
        </text:list-item>
        <text:list-item>
          <text:p text:style-name="P73">Есть <text:span text:style-name="Source_20_Text">CycleDetector</text:span>, который для данной эволюции мира строит <text:span text:style-name="Strong_20_Emphasis">Ω‑каталог</text:span>:</text:p>
          <text:p text:style-name="P74"><text:span text:style-name="Source_20_Text">class OmegaCycle:</text:span></text:p>
          <text:p text:style-name="P74"><text:span text:style-name="Source_20_Text"><text:s text:c="4"/>id: int</text:span></text:p>
          <text:p text:style-name="P74"><text:span text:style-name="Source_20_Text"><text:s text:c="4"/>period: int</text:span></text:p>
          <text:p text:style-name="P74"><text:span text:style-name="Source_20_Text"><text:s text:c="4"/>support: List[int] <text:s text:c="9"/># индексы узлов</text:span></text:p>
          <text:p text:style-name="P74"><text:span text:style-name="Source_20_Text"><text:s text:c="4"/>patterns: List[np.ndarray] <text:s/># повторяющаяся последовательность паттернов</text:span></text:p>
          <text:p text:style-name="P75"><text:span text:style-name="Source_20_Text"><text:s text:c="4"/>H_core: float <text:s text:c="14"/># энергия/напряжённость внутри цикла</text:span></text:p>
        </text:list-item>
        <text:list-item>
          <text:p text:style-name="P73">Наблюдатель (GlobalObserver):</text:p>
          <text:list>
            <text:list-item>
              <text:p text:style-name="P73">поднимает Ω‑циклы в IFACE как объекты:</text:p>
              <text:p text:style-name="P74"><text:span text:style-name="Source_20_Text">IFACEObject:</text:span></text:p>
              <text:p text:style-name="P74"><text:span text:style-name="Source_20_Text"><text:s text:c="4"/>id</text:span></text:p>
              <text:p text:style-name="P74"><text:span text:style-name="Source_20_Text"><text:s text:c="4"/>type <text:s text:c="2"/># пока тип = кластеризация по period/H_core/shape</text:span></text:p>
              <text:p text:style-name="P74"><text:span text:style-name="Source_20_Text"><text:s text:c="4"/>mass <text:s text:c="2"/># ~ H_core</text:span></text:p>
              <text:p text:style-name="P75"><text:span text:style-name="Source_20_Text"><text:s text:c="4"/>pos, vel</text:span></text:p>
            </text:list-item>
            <text:list-item>
              <text:p text:style-name="P73">имеет статистику по:</text:p>
              <text:list>
                <text:list-item>
                  <text:p text:style-name="P76">рождениям/исчезновениям Ω‑объектов, </text:p>
                </text:list-item>
                <text:list-item>
                  <text:p text:style-name="P76">столкновениям/слияниям/распадам (ты это уже логировал для interaction_richness в SMFitness), </text:p>
                </text:list-item>
                <text:list-item>
                  <text:p text:style-name="P73">состоянию мира до/после взаимодействий. </text:p>
                </text:list-item>
              </text:list>
            </text:list-item>
          </text:list>
        </text:list-item>
      </text:list>
      <text:p text:style-name="Text_20_body">То есть у тебя есть:</text:p>
      <text:list text:style-name="L36">
        <text:list-item>
          <text:p text:style-name="P77">множество Ω‑типов T = {τ₁,…,τ_K}, </text:p>
        </text:list-item>
        <text:list-item>
          <text:p text:style-name="P77">множество наблюдаемых <text:span text:style-name="Strong_20_Emphasis">событий</text:span> вида: </text:p>
          <text:list>
            <text:list-item>
              <text:p text:style-name="P77"><text:span text:style-name="Source_20_Text">τ_a + τ_b → τ_c + ...</text:span> (столкновения), </text:p>
            </text:list-item>
            <text:list-item>
              <text:p text:style-name="P77"><text:span text:style-name="Source_20_Text">τ_a → τ_b + τ_c + ...</text:span> (распады), </text:p>
            </text:list-item>
            <text:list-item>
              <text:p text:style-name="P78">плюс информация о массах и динамике. </text:p>
            </text:list-item>
          </text:list>
        </text:list-item>
      </text:list>
      <text:p text:style-name="Text_20_body">Это уже достаточно, чтобы <text:span text:style-name="Emphasis">автоматически</text:span> искать квантовые числа (Q,B,L,C) как инварианты этих событий.</text:p>
      <text:h text:style-name="Heading_20_2" text:outline-level="2">2. Какие инварианты можно извлекать как кандидатов в заряды</text:h>
      <text:p text:style-name="Text_20_body">Идея: заряд — это <text:span text:style-name="Strong_20_Emphasis">аддитивный инвариант</text:span> (или несколько), который:</text:p>
      <text:list text:style-name="L37">
        <text:list-item>
          <text:p text:style-name="P79">постоянен во всех наблюдаемых взаимодействиях:<text:line-break/>∑inq(τi)=∑outq(τj) </text:p>
        </text:list-item>
        <text:list-item>
          <text:p text:style-name="P79">но при этом <text:span text:style-name="Strong_20_Emphasis">не тривиален</text:span>: </text:p>
          <text:list>
            <text:list-item>
              <text:p text:style-name="P79">не сводится к константе (q≡0), </text:p>
            </text:list-item>
            <text:list-item>
              <text:p text:style-name="P80"><text:soft-page-break/>не просто «масса» (если хочешь отдельные консервативные числа). </text:p>
            </text:list-item>
          </text:list>
        </text:list-item>
      </text:list>
      <text:p text:style-name="Text_20_body">Для «SM‑подобной» структуры нужно найти несколько линейно независимых инвариантов:</text:p>
      <text:list text:style-name="L38">
        <text:list-item>
          <text:p text:style-name="P81">Q (электрический заряд), </text:p>
        </text:list-item>
        <text:list-item>
          <text:p text:style-name="P81">B (барионное число), </text:p>
        </text:list-item>
        <text:list-item>
          <text:p text:style-name="P81">L (лептонное), </text:p>
        </text:list-item>
        <text:list-item>
          <text:p text:style-name="P82">цвет C (не аддитивный в обычном смысле, но можно найти Z₃‑индекс по структуре взаимодействий). </text:p>
        </text:list-item>
      </text:list>
      <text:p text:style-name="Text_20_body">Формально:</text:p>
      <text:list text:style-name="L39">
        <text:list-item>
          <text:p text:style-name="P83">Пусть K типов Ω: τ₁,…,τ_K.</text:p>
        </text:list-item>
        <text:list-item>
          <text:p text:style-name="P83">Введём неизвестные:</text:p>
          <text:p text:style-name="P84"><text:span text:style-name="Source_20_Text">Q_k <text:s/>= заряд типа τ_k</text:span></text:p>
          <text:p text:style-name="P84"><text:span text:style-name="Source_20_Text">B_k <text:s/>= барионное число τ_k</text:span></text:p>
          <text:p text:style-name="P84"><text:span text:style-name="Source_20_Text">L_k <text:s/>= лептонное число τ_k</text:span></text:p>
          <text:p text:style-name="P85"><text:span text:style-name="Source_20_Text">...</text:span></text:p>
        </text:list-item>
        <text:list-item>
          <text:p text:style-name="P83">Для каждого наблюдаемого события e (столкновение или распад):</text:p>
          <text:p text:style-name="P85"><text:span text:style-name="Source_20_Text">e: <text:s text:c="2"/>τ_a + τ_b + ... → τ_c + τ_d + ...</text:span></text:p>
          <text:p text:style-name="P83">добавляем ограничения вида:</text:p>
          <text:p text:style-name="P83">∑i∈in(e)Qt(i)−∑j∈out(e)Qt(j)=0</text:p>
          <text:p text:style-name="P83">аналогично для B,L,…</text:p>
        </text:list-item>
      </text:list>
      <text:p text:style-name="Text_20_body">Получается <text:span text:style-name="Strong_20_Emphasis">система линейных уравнений</text:span> на вектор Q = (Q₁,…,Q_K):</text:p>
      <text:p text:style-name="Text_20_body">AQ⋅Q=0,</text:p>
      <text:p text:style-name="Text_20_body">и подобные для B,L.</text:p>
      <text:h text:style-name="Heading_20_2" text:outline-level="2">3. «Автоматический SM»: решаем систему на заряды</text:h>
      <text:p text:style-name="Text_20_body">Ты можешь реализовать буквально такой пайплайн:</text:p>
      <text:h text:style-name="Heading_20_3" text:outline-level="3">3.1. Сбор событий</text:h>
      <text:p text:style-name="Text_20_body">Добавь в наблюдателя (или отдельный анализатор) сбор <text:span text:style-name="Strong_20_Emphasis">interaction log</text:span>:</text:p>
      <text:p text:style-name="Preformatted_20_Text"><text:span text:style-name="Source_20_Text">@dataclass</text:span></text:p>
      <text:p text:style-name="Preformatted_20_Text"><text:span text:style-name="Source_20_Text">class InteractionEvent:</text:span></text:p>
      <text:p text:style-name="Preformatted_20_Text"><text:span text:style-name="Source_20_Text"><text:s text:c="4"/>t: int</text:span></text:p>
      <text:p text:style-name="Preformatted_20_Text"><text:span text:style-name="Source_20_Text"><text:s text:c="4"/>in_types: List[int] <text:s text:c="2"/># индексы τ_k для Ω-частиц до столкновения</text:span></text:p>
      <text:p text:style-name="Preformatted_20_Text"><text:span text:style-name="Source_20_Text"><text:s text:c="4"/>out_types: List[int] <text:s/># индексы τ_k после столкновения</text:span></text:p>
      <text:p text:style-name="Preformatted_20_Text"/>
      <text:p text:style-name="Preformatted_20_Text"><text:span text:style-name="Source_20_Text">class InteractionLog:</text:span></text:p>
      <text:p text:style-name="P41"><text:span text:style-name="Source_20_Text"><text:s text:c="4"/>events: List[InteractionEvent]</text:span></text:p>
      <text:p text:style-name="Text_20_body">Логика детекции события:</text:p>
      <text:list text:style-name="L40">
        <text:list-item>
          <text:p text:style-name="P86">В IFACE на шаге t:</text:p>
          <text:list>
            <text:list-item>
              <text:p text:style-name="P87">находишь кластеры Ω‑объектов, которые: </text:p>
              <text:list>
                <text:list-item>
                  <text:p text:style-name="P87"><text:soft-page-break/>сблизились в пространстве (по pos), </text:p>
                </text:list-item>
                <text:list-item>
                  <text:p text:style-name="P87">и на следующем шаге исчезли/слились/изменились типы. </text:p>
                </text:list-item>
              </text:list>
            </text:list-item>
          </text:list>
        </text:list-item>
        <text:list-item>
          <text:p text:style-name="P86">Регистрируешь событие:</text:p>
          <text:p text:style-name="P88"><text:span text:style-name="Source_20_Text">log.events.append(InteractionEvent(</text:span></text:p>
          <text:p text:style-name="P88"><text:span text:style-name="Source_20_Text"><text:s text:c="4"/>t=t,</text:span></text:p>
          <text:p text:style-name="P88"><text:span text:style-name="Source_20_Text"><text:s text:c="4"/>in_types=[τ_idx(Ω₁), τ_idx(Ω₂), ...],</text:span></text:p>
          <text:p text:style-name="P88"><text:span text:style-name="Source_20_Text"><text:s text:c="4"/>out_types=[τ_idx(Ω'₁), τ_idx(Ω'₂), ...],</text:span></text:p>
          <text:p text:style-name="P89"><text:span text:style-name="Source_20_Text">))</text:span></text:p>
        </text:list-item>
      </text:list>
      <text:h text:style-name="Heading_20_3" text:outline-level="3">3.2. Построение линейной системы</text:h>
      <text:p text:style-name="Text_20_body">Для одного типа заряда (например, Q):</text:p>
      <text:p text:style-name="Preformatted_20_Text"><text:span text:style-name="Source_20_Text">import numpy as np</text:span></text:p>
      <text:p text:style-name="Preformatted_20_Text"/>
      <text:p text:style-name="Preformatted_20_Text"><text:span text:style-name="Source_20_Text">def build_charge_equations(events, K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events: список InteractionEvent</text:span></text:p>
      <text:p text:style-name="Preformatted_20_Text"><text:span text:style-name="Source_20_Text"><text:s text:c="4"/>K: число Ω-типов</text:span></text:p>
      <text:p text:style-name="Preformatted_20_Text"><text:span text:style-name="Source_20_Text"><text:s text:c="4"/>возвращает матрицу A (shape = (M, K)) для A @ Q = 0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rows = []</text:span></text:p>
      <text:p text:style-name="Preformatted_20_Text"><text:span text:style-name="Source_20_Text"><text:s text:c="4"/>for ev in events:</text:span></text:p>
      <text:p text:style-name="Preformatted_20_Text"><text:span text:style-name="Source_20_Text"><text:s text:c="8"/>row = np.zeros(K, dtype=float)</text:span></text:p>
      <text:p text:style-name="Preformatted_20_Text"><text:span text:style-name="Source_20_Text"><text:s text:c="8"/>for t_in in ev.in_types:</text:span></text:p>
      <text:p text:style-name="Preformatted_20_Text"><text:span text:style-name="Source_20_Text"><text:s text:c="12"/>row[t_in] += 1.0</text:span></text:p>
      <text:p text:style-name="Preformatted_20_Text"><text:span text:style-name="Source_20_Text"><text:s text:c="8"/>for t_out in ev.out_types:</text:span></text:p>
      <text:p text:style-name="Preformatted_20_Text"><text:span text:style-name="Source_20_Text"><text:s text:c="12"/>row[t_out] -= 1.0</text:span></text:p>
      <text:p text:style-name="Preformatted_20_Text"><text:span text:style-name="Source_20_Text"><text:s text:c="8"/>rows.append(row)</text:span></text:p>
      <text:p text:style-name="Preformatted_20_Text"><text:span text:style-name="Source_20_Text"><text:s text:c="4"/>A = np.vstack(rows) if rows else np.zeros((0,K))</text:span></text:p>
      <text:p text:style-name="P41"><text:span text:style-name="Source_20_Text"><text:s text:c="4"/>return A</text:span></text:p>
      <text:p text:style-name="Text_20_body">Решаем:</text:p>
      <text:p text:style-name="Text_20_body">AQQ=0</text:p>
      <text:p text:style-name="Text_20_body">в пространстве вещественных (или рациональных) Q_k. Нетривиальные решения = ядро A_Q.</text:p>
      <text:p text:style-name="Text_20_body">Практически:</text:p>
      <text:p text:style-name="Preformatted_20_Text"><text:span text:style-name="Source_20_Text">from numpy.linalg import svd</text:span></text:p>
      <text:p text:style-name="Preformatted_20_Text"/>
      <text:p text:style-name="Preformatted_20_Text"><text:span text:style-name="Source_20_Text">def find_charge_basis(A, tol=1e-8):</text:span></text:p>
      <text:p text:style-name="Preformatted_20_Text"><text:span text:style-name="Source_20_Text"><text:s text:c="4"/>U, S, Vt = svd(A)</text:span></text:p>
      <text:p text:style-name="Preformatted_20_Text"><text:span text:style-name="Source_20_Text"><text:s text:c="4"/># нулевые сингулярные значения → базис ядра</text:span></text:p>
      <text:p text:style-name="Preformatted_20_Text"><text:span text:style-name="Source_20_Text"><text:s text:c="4"/>null_mask = (S &lt;= tol)</text:span></text:p>
      <text:p text:style-name="Preformatted_20_Text"><text:span text:style-name="Source_20_Text"><text:s text:c="4"/># Vt.shape = (K,K), столбцы V = базис (вектор-столбцы)</text:span></text:p>
      <text:p text:style-name="Preformatted_20_Text"><text:span text:style-name="Source_20_Text"><text:s text:c="4"/># но нужен nullspace: для SVD: A = U S V^T, nullspace(A) = столбцы V, соответствующие нулям S</text:span></text:p>
      <text:p text:style-name="Preformatted_20_Text"><text:span text:style-name="Source_20_Text"><text:s text:c="4"/>V = Vt.T</text:span></text:p>
      <text:p text:style-name="Preformatted_20_Text"><text:span text:style-name="Source_20_Text"><text:s text:c="4"/>Q_basis = V[:, null_mask]</text:span></text:p>
      <text:p text:style-name="P41"><text:span text:style-name="Source_20_Text"><text:s text:c="4"/>return Q_basis <text:s/># shape = (K, n_null)</text:span></text:p>
      <text:list text:style-name="L41">
        <text:list-item>
          <text:p text:style-name="P90">Если размерность ядра &gt; 1, у тебя <text:span text:style-name="Strong_20_Emphasis">несколько независимых зарядов</text:span>. </text:p>
        </text:list-item>
      </text:list>
      <text:h text:style-name="Heading_20_3" text:outline-level="3">3.3. Отбор «физически разумных» решений</text:h>
      <text:p text:style-name="Text_20_body">Из найденного базиса nullspace можно выбрать решения по дополнительным критериям:</text:p>
      <text:list text:style-name="L42">
        <text:list-item>
          <text:p text:style-name="P91"><text:soft-page-break/><text:span text:style-name="Strong_20_Emphasis">простота</text:span> (малая норма, рациональные значения), </text:p>
        </text:list-item>
        <text:list-item>
          <text:p text:style-name="P91"><text:span text:style-name="Strong_20_Emphasis">разделимость типов</text:span>: </text:p>
          <text:list>
            <text:list-item>
              <text:p text:style-name="P91">один тип Ω имеет Q&gt;0, другой Q&lt;0, третий Q=0, </text:p>
            </text:list-item>
          </text:list>
        </text:list-item>
        <text:list-item>
          <text:p text:style-name="P92"><text:span text:style-name="Strong_20_Emphasis">корреляция с уже известными свойствами</text:span>:<text:line-break/>-, например, Q_k коррелирует с асимметрией числа плюсов/минусов в структуре Ω. </text:p>
        </text:list-item>
      </text:list>
      <text:p text:style-name="Text_20_body">Можно сделать:</text:p>
      <text:p text:style-name="Preformatted_20_Text"><text:span text:style-name="Source_20_Text">def normalize_charge_vector(Q):</text:span></text:p>
      <text:p text:style-name="Preformatted_20_Text"><text:span text:style-name="Source_20_Text"><text:s text:c="4"/># Приводим Q к "малой" целой/рациональной форме</text:span></text:p>
      <text:p text:style-name="Preformatted_20_Text"><text:span text:style-name="Source_20_Text"><text:s text:c="4"/># Например, делим на НОД знаменателей, округляем к ближайшим простым дробям</text:span></text:p>
      <text:p text:style-name="P41"><text:span text:style-name="Source_20_Text"><text:s text:c="4"/>...</text:span></text:p>
      <text:p text:style-name="Text_20_body">И по каждому базисному вектору из Q_basis получить кандидат на:</text:p>
      <text:list text:style-name="L43">
        <text:list-item>
          <text:p text:style-name="P93">Q (электрический заряд), </text:p>
        </text:list-item>
        <text:list-item>
          <text:p text:style-name="P93">B (если даёт трети), </text:p>
        </text:list-item>
        <text:list-item>
          <text:p text:style-name="P93">L (если даёт 0/1‑структуру), </text:p>
        </text:list-item>
        <text:list-item>
          <text:p text:style-name="P94">цвет (если видно Z₃‑симметрию по типам, но это уже отдельная задача). </text:p>
        </text:list-item>
      </text:list>
      <text:p text:style-name="Text_20_body">Это уже «автоматический поиск зарядовой структуры».</text:p>
      <text:h text:style-name="Heading_20_2" text:outline-level="2">4. Встраивание в OBS / OBSFitness</text:h>
      <text:h text:style-name="Heading_20_3" text:outline-level="3">4.1. SemanticState: хранение найденных зарядов</text:h>
      <text:p text:style-name="Text_20_body">Расширяем <text:span text:style-name="Source_20_Text">SemanticState</text:span>:</text:p>
      <text:p text:style-name="Preformatted_20_Text"><text:span text:style-name="Source_20_Text">@dataclass</text:span></text:p>
      <text:p text:style-name="Preformatted_20_Text"><text:span text:style-name="Source_20_Text">class SemanticState:</text:span></text:p>
      <text:p text:style-name="Preformatted_20_Text"><text:span text:style-name="Source_20_Text"><text:s text:c="4"/>...</text:span></text:p>
      <text:p text:style-name="Preformatted_20_Text"><text:span text:style-name="Source_20_Text"><text:s text:c="4"/>charge_basis: Optional[np.ndarray] = None <text:s text:c="2"/># shape (K, d_Q)</text:span></text:p>
      <text:p text:style-name="Preformatted_20_Text"><text:span text:style-name="Source_20_Text"><text:s text:c="4"/>charge_labels: List[str] = field(default_factory=list) <text:s/># например ['Q','B','L']</text:span></text:p>
      <text:p text:style-name="P41"><text:span text:style-name="Source_20_Text"><text:s text:c="4"/>...</text:span></text:p>
      <text:p text:style-name="Text_20_body">В <text:span text:style-name="Source_20_Text">observer.update_semantics()</text:span> после накопления достаточного числа InteractionEvent:</text:p>
      <text:p text:style-name="Preformatted_20_Text"><text:span text:style-name="Source_20_Text">A = build_charge_equations(interaction_log.events, K=len(omega_types))</text:span></text:p>
      <text:p text:style-name="Preformatted_20_Text"><text:span text:style-name="Source_20_Text">Q_basis = find_charge_basis(A)</text:span></text:p>
      <text:p text:style-name="Preformatted_20_Text"><text:span text:style-name="Source_20_Text">semantic_state.charge_basis = Q_basis</text:span></text:p>
      <text:p text:style-name="Preformatted_20_Text"><text:span text:style-name="Source_20_Text"># пока можно просто пометить их как 'Q1','Q2',...</text:span></text:p>
      <text:p text:style-name="P41"><text:span text:style-name="Source_20_Text">semantic_state.charge_labels = [f"Q{i}" for i in range(Q_basis.shape[1])]</text:span></text:p>
      <text:p text:style-name="Text_20_body">Позже можно добавить эвристику:</text:p>
      <text:list text:style-name="L44">
        <text:list-item>
          <text:p text:style-name="P95">если значения близки к {−1,0,1} → это кандидат на Q, </text:p>
        </text:list-item>
        <text:list-item>
          <text:p text:style-name="P95">если вектор имеет кратные 1/3 → кандидат на B, </text:p>
        </text:list-item>
        <text:list-item>
          <text:p text:style-name="P96">если только 0 и 1 → кандидат на L. </text:p>
        </text:list-item>
      </text:list>
      <text:h text:style-name="Heading_20_3" text:outline-level="3">4.2. OBSFitness: как учитывать «зарядовой слой»</text:h>
      <text:p text:style-name="Text_20_body">Расширяем OBSFitness:</text:p>
      <text:list text:style-name="L45">
        <text:list-item>
          <text:p text:style-name="P97">добавляем компоненту <text:span text:style-name="Source_20_Text">fitness_charges</text:span>, зависящую от:</text:p>
          <text:list>
            <text:list-item>
              <text:p text:style-name="P97"><text:soft-page-break/><text:span text:style-name="Strong_20_Emphasis">размерности ядра</text:span>:</text:p>
              <text:list>
                <text:list-item>
                  <text:p text:style-name="P97">хорошо, если dim(null(A)) ≥ N_req (например, 2–3 независимых заряда),</text:p>
                </text:list-item>
                <text:list-item>
                  <text:p text:style-name="P97">можно задать:</text:p>
                  <text:p text:style-name="P98"><text:span text:style-name="Source_20_Text">if d_null &gt;= 3:</text:span></text:p>
                  <text:p text:style-name="P98"><text:span text:style-name="Source_20_Text"><text:s text:c="4"/>F_dim = 1.0</text:span></text:p>
                  <text:p text:style-name="P98"><text:span text:style-name="Source_20_Text">elif d_null == 2:</text:span></text:p>
                  <text:p text:style-name="P98"><text:span text:style-name="Source_20_Text"><text:s text:c="4"/>F_dim = 0.7</text:span></text:p>
                  <text:p text:style-name="P98"><text:span text:style-name="Source_20_Text">elif d_null == 1:</text:span></text:p>
                  <text:p text:style-name="P98"><text:span text:style-name="Source_20_Text"><text:s text:c="4"/>F_dim = 0.4</text:span></text:p>
                  <text:p text:style-name="P98"><text:span text:style-name="Source_20_Text">else:</text:span></text:p>
                  <text:p text:style-name="P99"><text:span text:style-name="Source_20_Text"><text:s text:c="4"/>F_dim = 0.0</text:span></text:p>
                </text:list-item>
              </text:list>
            </text:list-item>
            <text:list-item>
              <text:p text:style-name="P97"><text:span text:style-name="Strong_20_Emphasis">стабильности</text:span> найденных зарядов во времени (по историям семантики):</text:p>
              <text:list>
                <text:list-item>
                  <text:p text:style-name="P100">если при накоплении новых событий базис nullspace(A) почти не меняется → F_stab ≈ 1, </text:p>
                </text:list-item>
                <text:list-item>
                  <text:p text:style-name="P97">если сильно прыгает → F_stab меньше. </text:p>
                </text:list-item>
              </text:list>
            </text:list-item>
          </text:list>
        </text:list-item>
      </text:list>
      <text:p text:style-name="Text_20_body">Итог:</text:p>
      <text:p text:style-name="P41"><text:span text:style-name="Source_20_Text">fitness_charges = F_dim * F_stab</text:span></text:p>
      <text:list text:style-name="L46">
        <text:list-item>
          <text:p text:style-name="P101">Включаем в общий OBSFitness:</text:p>
          <text:p text:style-name="P102"><text:span text:style-name="Source_20_Text">Total_OBSFitness = w_field * F_field + w_Q * F_global_Q + ... + w_charges * fitness_charges</text:span></text:p>
        </text:list-item>
      </text:list>
      <text:p text:style-name="Text_20_body">Где w_charges &gt; 0, если мы хотим тянуть эволюцию мира/наблюдателя в сторону наличия богатой, устойчивой зарядовой структуры.</text:p>
      <text:h text:style-name="Heading_20_2" text:outline-level="2">5. Что это даёт концептуально</text:h>
      <text:p text:style-name="Text_20_body">Таким образом, вместо <text:span text:style-name="Strong_20_Emphasis">ручного приписывания</text:span> Q,B,L,color Ω‑типам, ты делаешь:</text:p>
      <text:list text:style-name="L47">
        <text:list-item>
          <text:p text:style-name="P103">Мир эволюционирует → OBS собирает Ω‑каталог и лог взаимодействий. </text:p>
        </text:list-item>
        <text:list-item>
          <text:p text:style-name="P103">OBS строит систему уравнений на «заряды», решает её как Z‑пространство A·Q=0. </text:p>
        </text:list-item>
        <text:list-item>
          <text:p text:style-name="P103">Находит базисы nullspace и интерпретирует их как кандидатов на различные консервативные квантовые числа. </text:p>
        </text:list-item>
        <text:list-item>
          <text:p text:style-name="P103">OBSFitness поощряет миры, в которых: </text:p>
          <text:list>
            <text:list-item>
              <text:p text:style-name="P103">существует несколько независимых зарядов, </text:p>
            </text:list-item>
            <text:list-item>
              <text:p text:style-name="P103">они устойчивы во времени, </text:p>
            </text:list-item>
            <text:list-item>
              <text:p text:style-name="P104">хорошо объясняют все наблюдаемые взаимодействия (малые остатки |∑in Q − ∑out Q|). </text:p>
            </text:list-item>
          </text:list>
        </text:list-item>
      </text:list>
      <text:p text:style-name="Text_20_body">Это уже довольно близко к тому, как «выводятся» глобальные симметрии в физике:</text:p>
      <text:list text:style-name="L48">
        <text:list-item>
          <text:p text:style-name="P105">наблюдаем переходы, </text:p>
        </text:list-item>
        <text:list-item>
          <text:p text:style-name="P105">замечаем инварианты, </text:p>
        </text:list-item>
        <text:list-item>
          <text:p text:style-name="P106">формализуем их как консервативные заряды. </text:p>
        </text:list-item>
      </text:list>
      <text:p text:style-name="Text_20_body">Дальше можно надстраивать:</text:p>
      <text:list text:style-name="L49">
        <text:list-item>
          <text:p text:style-name="P107"><text:soft-page-break/>поиск непрерывных симметрий (аналог U(1), SU(2), SU(3)) по структуре зарядовой матрицы; </text:p>
        </text:list-item>
        <text:list-item>
          <text:p text:style-name="P108">сопоставление цветовых зарядов по паттернам «сумма = 0 mod 3» и структурах слияний. </text:p>
        </text:list-item>
      </text:list>
      <text:p text:style-name="Text_20_body">Если хочешь, следующий шаг можно посвятить явному примеру:</text:p>
      <text:list text:style-name="L50">
        <text:list-item>
          <text:p text:style-name="P109">взять несколько типов Ω‑циклов из твоего каталога, </text:p>
        </text:list-item>
        <text:list-item>
          <text:p text:style-name="P109">смоделировать несколько искусственных событий (как будто они произошли), </text:p>
        </text:list-item>
        <text:list-item>
          <text:p text:style-name="P110">показать на этом игрушечном примере, как из них извлекается структура зарядов автоматически. </text:p>
        </text:list-item>
      </text:list>
      <text:p text:style-name="Text_20_body">Сделаю это на максимально простом, но показательно полном «игрушечном» примере, который можно потом прямо перенести в код.</text:p>
      <text:p text:style-name="Text_20_body">Цель: на небольшом наборе Ω‑типов и «событий» показать, как автоматическая процедура (через линейную алгебру) сама восстанавливает структуру зарядов, не зная их заранее.</text:p>
      <text:h text:style-name="Heading_20_2" text:outline-level="2">1. Зададим маленький Ω‑каталог</text:h>
      <text:p text:style-name="Text_20_body">Пусть наблюдатель выделил 4 типа Ω‑циклов (частиц):</text:p>
      <text:list text:style-name="L51">
        <text:list-item>
          <text:p text:style-name="P111">τ₀: похож на электрон e⁻, </text:p>
        </text:list-item>
        <text:list-item>
          <text:p text:style-name="P111">τ₁: похож на позитрон e⁺, </text:p>
        </text:list-item>
        <text:list-item>
          <text:p text:style-name="P111">τ₂: похож на нейтральный бозон γ (фотон), </text:p>
        </text:list-item>
        <text:list-item>
          <text:p text:style-name="P112">τ₃: тяжелый нейтральный объект N (не участвует в типичных процессах). </text:p>
        </text:list-item>
      </text:list>
      <text:p text:style-name="Text_20_body">Формально:</text:p>
      <text:p text:style-name="Preformatted_20_Text"><text:span text:style-name="Source_20_Text"># Индексы Ω-типов</text:span></text:p>
      <text:p text:style-name="Preformatted_20_Text"><text:span text:style-name="Source_20_Text"># 0: "electron-like"</text:span></text:p>
      <text:p text:style-name="Preformatted_20_Text"><text:span text:style-name="Source_20_Text"># 1: "positron-like"</text:span></text:p>
      <text:p text:style-name="Preformatted_20_Text"><text:span text:style-name="Source_20_Text"># 2: "photon-like"</text:span></text:p>
      <text:p text:style-name="Preformatted_20_Text"><text:span text:style-name="Source_20_Text"># 3: "neutral-heavy"</text:span></text:p>
      <text:p text:style-name="Preformatted_20_Text"/>
      <text:p text:style-name="Preformatted_20_Text"><text:span text:style-name="Source_20_Text">K = 4</text:span></text:p>
      <text:p text:style-name="P41"><text:span text:style-name="Source_20_Text">tau_labels = ['e-', 'e+', 'γ', 'N']</text:span></text:p>
      <text:p text:style-name="Text_20_body">Наблюдатель пока <text:span text:style-name="Strong_20_Emphasis">не знает</text:span>, что у этих типов есть «заряд», это просто разные кластеризованные Ω‑типы.</text:p>
      <text:h text:style-name="Heading_20_2" text:outline-level="2">2. Зададим несколько искусственных событий</text:h>
      <text:p text:style-name="Text_20_body">Смоделируем 4 наблюдаемых события (как если бы их увидел OBS в IFACE):</text:p>
      <text:list text:style-name="L52">
        <text:list-item>
          <text:p text:style-name="P113">Аннигиляция «электрон+позитрон» в фотон:</text:p>
          <text:p text:style-name="P113">e−+e+→γ⇒τ0+τ1→τ2</text:p>
        </text:list-item>
        <text:list-item>
          <text:p text:style-name="P113">Обратный процесс рождения пары из γ (наблюдается реже, но пусть есть):</text:p>
          <text:p text:style-name="P113">γ→e−+e+⇒τ2→τ0+τ1</text:p>
        </text:list-item>
        <text:list-item>
          <text:p text:style-name="P113">Две γ дают уединённый γ (условно):</text:p>
          <text:p text:style-name="P113">γ+γ→γ⇒τ2+τ2→τ2</text:p>
        </text:list-item>
        <text:list-item>
          <text:p text:style-name="P113"><text:soft-page-break/>Тяжёлый нейтральный N распадается на 2γ:</text:p>
          <text:p text:style-name="P113">N→γ+γ⇒τ3→τ2+τ2</text:p>
        </text:list-item>
      </text:list>
      <text:p text:style-name="Text_20_body">Оформим их в виде InteractionEvent:</text:p>
      <text:p text:style-name="Preformatted_20_Text"><text:span text:style-name="Source_20_Text">from dataclasses import dataclass</text:span></text:p>
      <text:p text:style-name="Preformatted_20_Text"><text:span text:style-name="Source_20_Text">from typing import List</text:span></text:p>
      <text:p text:style-name="Preformatted_20_Text"/>
      <text:p text:style-name="Preformatted_20_Text"><text:span text:style-name="Source_20_Text">@dataclass</text:span></text:p>
      <text:p text:style-name="Preformatted_20_Text"><text:span text:style-name="Source_20_Text">class InteractionEvent:</text:span></text:p>
      <text:p text:style-name="Preformatted_20_Text"><text:span text:style-name="Source_20_Text"><text:s text:c="4"/>in_types: List[int] <text:s text:c="2"/># входящие Ω-типы</text:span></text:p>
      <text:p text:style-name="Preformatted_20_Text"><text:span text:style-name="Source_20_Text"><text:s text:c="4"/>out_types: List[int] <text:s/># исходящие Ω-типы</text:span></text:p>
      <text:p text:style-name="Preformatted_20_Text"/>
      <text:p text:style-name="Preformatted_20_Text"><text:span text:style-name="Source_20_Text">events = [</text:span></text:p>
      <text:p text:style-name="Preformatted_20_Text"><text:span text:style-name="Source_20_Text"><text:s text:c="4"/>InteractionEvent(in_types=[0, 1], <text:s text:c="2"/>out_types=[2]), <text:s text:c="5"/># e- + e+ -&gt; γ</text:span></text:p>
      <text:p text:style-name="Preformatted_20_Text"><text:span text:style-name="Source_20_Text"><text:s text:c="4"/>InteractionEvent(in_types=[2], <text:s text:c="5"/>out_types=[0, 1]), <text:s text:c="2"/># γ -&gt; e- + e+</text:span></text:p>
      <text:p text:style-name="Preformatted_20_Text"><text:span text:style-name="Source_20_Text"><text:s text:c="4"/>InteractionEvent(in_types=[2, 2], <text:s text:c="2"/>out_types=[2]), <text:s text:c="5"/># γ + γ -&gt; γ</text:span></text:p>
      <text:p text:style-name="Preformatted_20_Text"><text:span text:style-name="Source_20_Text"><text:s text:c="4"/>InteractionEvent(in_types=[3], <text:s text:c="5"/>out_types=[2, 2]), <text:s text:c="2"/># N -&gt; γ + γ</text:span></text:p>
      <text:p text:style-name="P41"><text:span text:style-name="Source_20_Text">]</text:span></text:p>
      <text:h text:style-name="Heading_20_2" text:outline-level="2">3. Составим систему уравнений на заряд Q</text:h>
      <text:p text:style-name="Text_20_body">Мы ищем <text:span text:style-name="Strong_20_Emphasis">один скалярный заряд</text:span> Q(τ₀),...,Q(τ₃), такой что во всех событиях:</text:p>
      <text:p text:style-name="Text_20_body">∑inQ(τi)−∑outQ(τj)=0.</text:p>
      <text:p text:style-name="Text_20_body">Это линейная система A·Q = 0.</text:p>
      <text:h text:style-name="Heading_20_3" text:outline-level="3">3.1. Строим матрицу A</text:h>
      <text:p text:style-name="Text_20_body">Функция:</text:p>
      <text:p text:style-name="Preformatted_20_Text"><text:span text:style-name="Source_20_Text">import numpy as np</text:span></text:p>
      <text:p text:style-name="Preformatted_20_Text"/>
      <text:p text:style-name="Preformatted_20_Text"><text:span text:style-name="Source_20_Text">def build_charge_equations(events, K):</text:span></text:p>
      <text:p text:style-name="Preformatted_20_Text"><text:span text:style-name="Source_20_Text"><text:s text:c="4"/>rows = []</text:span></text:p>
      <text:p text:style-name="Preformatted_20_Text"><text:span text:style-name="Source_20_Text"><text:s text:c="4"/>for ev in events:</text:span></text:p>
      <text:p text:style-name="Preformatted_20_Text"><text:span text:style-name="Source_20_Text"><text:s text:c="8"/>row = np.zeros(K, dtype=float)</text:span></text:p>
      <text:p text:style-name="Preformatted_20_Text"><text:span text:style-name="Source_20_Text"><text:s text:c="8"/>for t_in in ev.in_types:</text:span></text:p>
      <text:p text:style-name="Preformatted_20_Text"><text:span text:style-name="Source_20_Text"><text:s text:c="12"/>row[t_in] += 1.0</text:span></text:p>
      <text:p text:style-name="Preformatted_20_Text"><text:span text:style-name="Source_20_Text"><text:s text:c="8"/>for t_out in ev.out_types:</text:span></text:p>
      <text:p text:style-name="Preformatted_20_Text"><text:span text:style-name="Source_20_Text"><text:s text:c="12"/>row[t_out] -= 1.0</text:span></text:p>
      <text:p text:style-name="Preformatted_20_Text"><text:span text:style-name="Source_20_Text"><text:s text:c="8"/>rows.append(row)</text:span></text:p>
      <text:p text:style-name="Preformatted_20_Text"><text:span text:style-name="Source_20_Text"><text:s text:c="4"/>A = np.vstack(rows)</text:span></text:p>
      <text:p text:style-name="Preformatted_20_Text"><text:span text:style-name="Source_20_Text"><text:s text:c="4"/>return A</text:span></text:p>
      <text:p text:style-name="Preformatted_20_Text"/>
      <text:p text:style-name="Preformatted_20_Text"><text:span text:style-name="Source_20_Text">A = build_charge_equations(events, K=4)</text:span></text:p>
      <text:p text:style-name="P41"><text:span text:style-name="Source_20_Text">print(A)</text:span></text:p>
      <text:p text:style-name="Text_20_body">Распишем A строками:</text:p>
      <text:list text:style-name="L53">
        <text:list-item>
          <text:p text:style-name="P114">e⁻ + e⁺ → γ (τ₀ + τ₁ → τ₂):</text:p>
          <text:list>
            <text:list-item>
              <text:p text:style-name="P115">вход: +Q₀, +Q₁, </text:p>
            </text:list-item>
            <text:list-item>
              <text:p text:style-name="P115">выход: −Q₂, </text:p>
            </text:list-item>
            <text:list-item>
              <text:p text:style-name="P115">строка: <text:span text:style-name="Source_20_Text">[1, 1, -1, 0]</text:span>. </text:p>
            </text:list-item>
          </text:list>
        </text:list-item>
        <text:list-item>
          <text:p text:style-name="P114">γ → e⁻ + e⁺ (τ₂ → τ₀ + τ₁):</text:p>
          <text:list>
            <text:list-item>
              <text:p text:style-name="P115">вход: +Q₂, </text:p>
            </text:list-item>
            <text:list-item>
              <text:p text:style-name="P115"><text:soft-page-break/>выход: −Q₀, −Q₁, </text:p>
            </text:list-item>
            <text:list-item>
              <text:p text:style-name="P115">строка: <text:span text:style-name="Source_20_Text">[-1, -1, 1, 0]</text:span>. </text:p>
            </text:list-item>
          </text:list>
        </text:list-item>
        <text:list-item>
          <text:p text:style-name="P114">γ + γ → γ (τ₂ + τ₂ → τ₂):</text:p>
          <text:list>
            <text:list-item>
              <text:p text:style-name="P115">вход: 2·Q₂, </text:p>
            </text:list-item>
            <text:list-item>
              <text:p text:style-name="P115">выход: −Q₂, </text:p>
            </text:list-item>
            <text:list-item>
              <text:p text:style-name="P115">строка: <text:span text:style-name="Source_20_Text">[0,0,1,0]</text:span> (потому что 2Q₂−Q₂ = Q₂). </text:p>
            </text:list-item>
          </text:list>
        </text:list-item>
        <text:list-item>
          <text:p text:style-name="P114">N → γ + γ (τ₃ → τ₂ + τ₂):</text:p>
          <text:list>
            <text:list-item>
              <text:p text:style-name="P115">вход: +Q₃, </text:p>
            </text:list-item>
            <text:list-item>
              <text:p text:style-name="P115">выход: −2·Q₂, </text:p>
            </text:list-item>
            <text:list-item>
              <text:p text:style-name="P114">строка: <text:span text:style-name="Source_20_Text">[0,0,-2,1]</text:span>. </text:p>
            </text:list-item>
          </text:list>
        </text:list-item>
      </text:list>
      <text:p text:style-name="Text_20_body">Итак:</text:p>
      <text:p text:style-name="Preformatted_20_Text"><text:span text:style-name="Source_20_Text">A =</text:span></text:p>
      <text:p text:style-name="Preformatted_20_Text"><text:span text:style-name="Source_20_Text">[ 1 <text:s/>1 -1 <text:s/>0 ] <text:s text:c="2"/># e- + e+ -&gt; γ</text:span></text:p>
      <text:p text:style-name="Preformatted_20_Text"><text:span text:style-name="Source_20_Text">[-1 -1 <text:s/>1 <text:s/>0 ] <text:s text:c="2"/># γ -&gt; e- + e+</text:span></text:p>
      <text:p text:style-name="Preformatted_20_Text"><text:span text:style-name="Source_20_Text">[ 0 <text:s/>0 <text:s/>1 <text:s/>0 ] <text:s text:c="2"/># γ + γ -&gt; γ <text:s/>(2Q2 - Q2 = Q2)</text:span></text:p>
      <text:p text:style-name="P41"><text:span text:style-name="Source_20_Text">[ 0 <text:s/>0 -2 <text:s/>1 ] <text:s text:c="2"/># N -&gt; γ + γ</text:span></text:p>
      <text:h text:style-name="Heading_20_2" text:outline-level="2">4. Решаем A·Q = 0</text:h>
      <text:p text:style-name="Text_20_body">Ищем вектор Q = (Q₀,Q₁,Q₂,Q₃)^T ≠ 0, такой что A·Q=0.</text:p>
      <text:p text:style-name="Text_20_body">Решим в Python‑стиле через SVD или null‑space:</text:p>
      <text:p text:style-name="Preformatted_20_Text"><text:span text:style-name="Source_20_Text">from numpy.linalg import svd</text:span></text:p>
      <text:p text:style-name="Preformatted_20_Text"/>
      <text:p text:style-name="Preformatted_20_Text"><text:span text:style-name="Source_20_Text">def nullspace(A, tol=1e-8):</text:span></text:p>
      <text:p text:style-name="Preformatted_20_Text"><text:span text:style-name="Source_20_Text"><text:s text:c="4"/>U,S,Vt = svd(A)</text:span></text:p>
      <text:p text:style-name="Preformatted_20_Text"><text:span text:style-name="Source_20_Text"><text:s text:c="4"/># S — сингулярные значения</text:span></text:p>
      <text:p text:style-name="Preformatted_20_Text"><text:span text:style-name="Source_20_Text"><text:s text:c="4"/># нулевые S → базис ядра</text:span></text:p>
      <text:p text:style-name="Preformatted_20_Text"><text:span text:style-name="Source_20_Text"><text:s text:c="4"/>null_mask = (S &lt;= tol)</text:span></text:p>
      <text:p text:style-name="Preformatted_20_Text"><text:span text:style-name="Source_20_Text"><text:s text:c="4"/>V = Vt.T</text:span></text:p>
      <text:p text:style-name="Preformatted_20_Text"><text:span text:style-name="Source_20_Text"><text:s text:c="4"/># выберем те столбцы V, где null_mask=True</text:span></text:p>
      <text:p text:style-name="Preformatted_20_Text"><text:span text:style-name="Source_20_Text"><text:s text:c="4"/>return V[:, null_mask]</text:span></text:p>
      <text:p text:style-name="Preformatted_20_Text"/>
      <text:p text:style-name="Preformatted_20_Text"><text:span text:style-name="Source_20_Text">ns = nullspace(A)</text:span></text:p>
      <text:p text:style-name="P41"><text:span text:style-name="Source_20_Text">print("nullspace basis:\n", ns)</text:span></text:p>
      <text:p text:style-name="Text_20_body">Аналитически можно увидеть:</text:p>
      <text:list text:style-name="L54">
        <text:list-item>
          <text:p text:style-name="P116">Из третьего уравнения: Q₂ = 0. </text:p>
        </text:list-item>
        <text:list-item>
          <text:p text:style-name="P116">Подставляем в первое: Q₀ + Q₁ − 0 = 0 → Q₁ = −Q₀. </text:p>
        </text:list-item>
        <text:list-item>
          <text:p text:style-name="P117">Четвёртое: −2Q₂ + Q₃ = 0 → Q₃ = 0. </text:p>
        </text:list-item>
      </text:list>
      <text:p text:style-name="Text_20_body">Итого:</text:p>
      <text:list text:style-name="L55">
        <text:list-item>
          <text:p text:style-name="P118">Q₂ = 0, </text:p>
        </text:list-item>
        <text:list-item>
          <text:p text:style-name="P118">Q₃ = 0, </text:p>
        </text:list-item>
        <text:list-item>
          <text:p text:style-name="P118">Q₁ = −Q₀, </text:p>
        </text:list-item>
        <text:list-item>
          <text:p text:style-name="P119">Q₀ — свободный параметр. </text:p>
        </text:list-item>
      </text:list>
      <text:p text:style-name="Text_20_body">Базис ядра:</text:p>
      <text:p text:style-name="Text_20_body">Q=t⋅(1,−1,0,0),</text:p>
      <text:p text:style-name="Text_20_body"><text:soft-page-break/>то есть:</text:p>
      <text:list text:style-name="L56">
        <text:list-item>
          <text:p text:style-name="P120">тип 0 и 1 имеют противоположные заряды, </text:p>
        </text:list-item>
        <text:list-item>
          <text:p text:style-name="P121">типы 2 и 3 — нейтральные (заряд 0). </text:p>
        </text:list-item>
      </text:list>
      <text:p text:style-name="Text_20_body">Если зафиксировать нормировку t=1:</text:p>
      <text:p text:style-name="Preformatted_20_Text"><text:span text:style-name="Source_20_Text">Q(e-) = +1</text:span></text:p>
      <text:p text:style-name="Preformatted_20_Text"><text:span text:style-name="Source_20_Text">Q(e+) = -1</text:span></text:p>
      <text:p text:style-name="Preformatted_20_Text"><text:span text:style-name="Source_20_Text">Q(γ) <text:s/>= 0</text:span></text:p>
      <text:p text:style-name="P41"><text:span text:style-name="Source_20_Text">Q(N) <text:s/>= 0</text:span></text:p>
      <text:p text:style-name="Text_20_body">или с минусом, если менять знак.</text:p>
      <text:p text:style-name="Text_20_body">Наблюдатель таким образом <text:span text:style-name="Strong_20_Emphasis">автоматически</text:span> выделяет:</text:p>
      <text:list text:style-name="L57">
        <text:list-item>
          <text:p text:style-name="P122">два противоположных заряда для пары Ω‑типов (эл/поз), </text:p>
        </text:list-item>
        <text:list-item>
          <text:p text:style-name="P123">два нейтральных типа (γ,N). </text:p>
        </text:list-item>
      </text:list>
      <text:h text:style-name="Heading_20_2" text:outline-level="2">5. Интерпретация результата</text:h>
      <text:p text:style-name="Text_20_body">Наблюдатель, не зная заранее SM, видит:</text:p>
      <text:list text:style-name="L58">
        <text:list-item>
          <text:p text:style-name="P124">типы Ω‑циклов τ₀,τ₁,τ₂,τ₃, </text:p>
        </text:list-item>
        <text:list-item>
          <text:p text:style-name="P124">набор взаимодействий между ними (как в events выше), </text:p>
        </text:list-item>
        <text:list-item>
          <text:p text:style-name="P125">и, решая только A·Q=0, обнаруживает: </text:p>
        </text:list-item>
      </text:list>
      <text:list text:style-name="L59">
        <text:list-item>
          <text:p text:style-name="P126">Существует <text:span text:style-name="Strong_20_Emphasis">нетривиальный аддитивный инвариант</text:span> (заряд), который:</text:p>
          <text:list>
            <text:list-item>
              <text:p text:style-name="P127">сохраняется во всех наблюдаемых процессах; </text:p>
            </text:list-item>
            <text:list-item>
              <text:p text:style-name="P127">отличает пару (τ₀,τ₁) как носителей противоположных значений, </text:p>
            </text:list-item>
            <text:list-item>
              <text:p text:style-name="P127">считает (τ₂,τ₃) нейтральными. </text:p>
            </text:list-item>
          </text:list>
        </text:list-item>
        <text:list-item>
          <text:p text:style-name="P126">Это ровно тот паттерн, который в обычной физике мы называем:</text:p>
          <text:list>
            <text:list-item>
              <text:p text:style-name="P127">электрический заряд ±1 для (e⁻,e⁺), </text:p>
            </text:list-item>
            <text:list-item>
              <text:p text:style-name="P127">нулевой заряд для γ и нейтральных частиц. </text:p>
            </text:list-item>
          </text:list>
        </text:list-item>
        <text:list-item>
          <text:p text:style-name="P126">Если добавить больше Ω‑типов и событий, nullspace может стать более размерным:</text:p>
          <text:list>
            <text:list-item>
              <text:p text:style-name="P127">dim(null(A)) = 2 → есть два независимых заряда (например, Q и B), </text:p>
            </text:list-item>
            <text:list-item>
              <text:p text:style-name="P126">dim(null(A)) = 3 → три независимых квантовых числа и т.д. </text:p>
            </text:list-item>
          </text:list>
          <text:p text:style-name="P126">И OBS может выделить несколько базовых «зарядовых направлений» в этом пространстве.</text:p>
        </text:list-item>
      </text:list>
      <text:h text:style-name="Heading_20_2" text:outline-level="2">6. Как это встроить в симулятор</text:h>
      <text:p text:style-name="Text_20_body">Практическая интеграция в твой проект:</text:p>
      <text:list text:style-name="L60">
        <text:list-item>
          <text:p text:style-name="P128"><text:span text:style-name="Strong_20_Emphasis">В </text:span><text:span text:style-name="Strong_20_Emphasis"><text:span text:style-name="Source_20_Text">InteractionLog</text:span></text:span>:</text:p>
          <text:list>
            <text:list-item>
              <text:p text:style-name="P128">собирать реальные InteractionEvent по обнаруженным Ω‑событиям в IFACE:</text:p>
              <text:p text:style-name="P129"><text:span text:style-name="Source_20_Text">events: List[InteractionEvent]</text:span></text:p>
              <text:p text:style-name="P130"><text:span text:style-name="Source_20_Text"># где in_types / out_types — индексы Ω-типов из текущего каталога</text:span></text:p>
            </text:list-item>
          </text:list>
        </text:list-item>
        <text:list-item>
          <text:p text:style-name="P128"><text:span text:style-name="Strong_20_Emphasis">В </text:span><text:span text:style-name="Strong_20_Emphasis"><text:span text:style-name="Source_20_Text">SemanticState.update_semantics</text:span></text:span>:</text:p>
          <text:list>
            <text:list-item>
              <text:p text:style-name="P128"><text:soft-page-break/>раз в M шагов (когда накоплен достаточный объём событий) строить A:</text:p>
              <text:p text:style-name="P130"><text:span text:style-name="Source_20_Text">A = build_charge_equations(self.interaction_log.events, K=len(omega_types))</text:span></text:p>
            </text:list-item>
            <text:list-item>
              <text:p text:style-name="P128">находить базис ядра:</text:p>
              <text:p text:style-name="P129"><text:span text:style-name="Source_20_Text">Q_basis = find_charge_basis(A) <text:s/># nullspace(A)</text:span></text:p>
              <text:p text:style-name="P130"><text:span text:style-name="Source_20_Text">self.charge_basis = Q_basis</text:span></text:p>
            </text:list-item>
            <text:list-item>
              <text:p text:style-name="P128">опционально нормировать вектора до «красивых» рациональных (−1,0,+1) и маркировать их как Q,B,L.</text:p>
            </text:list-item>
          </text:list>
        </text:list-item>
        <text:list-item>
          <text:p text:style-name="P128"><text:span text:style-name="Strong_20_Emphasis">В OBSFitness</text:span>:</text:p>
          <text:list>
            <text:list-item>
              <text:p text:style-name="P131">добавлять компоненту <text:span text:style-name="Source_20_Text">fitness_charges</text:span>, которая поощряет: </text:p>
              <text:list>
                <text:list-item>
                  <text:p text:style-name="P131">наличие <text:span text:style-name="Strong_20_Emphasis">нетривиальных</text:span> решений (dim(null(A))&gt;=1), </text:p>
                </text:list-item>
                <text:list-item>
                  <text:p text:style-name="P131">стабильность этих решений по мере накопления событий (сильное изменение базиса → штраф), </text:p>
                </text:list-item>
                <text:list-item>
                  <text:p text:style-name="P128">простые, «логичные» зарядовые структуры (вектора, близкие к {−1,0,1}, к третьям и т.д.). </text:p>
                </text:list-item>
              </text:list>
            </text:list-item>
          </text:list>
          <text:p text:style-name="P128">Это можно сделать через:</text:p>
          <text:p text:style-name="P129"><text:span text:style-name="Source_20_Text">d_null = Q_basis.shape[1] <text:s/># число независимых зарядов</text:span></text:p>
          <text:p text:style-name="P129"><text:span text:style-name="Source_20_Text">if d_null &gt;= 2: F_dim=1.0</text:span></text:p>
          <text:p text:style-name="P129"><text:span text:style-name="Source_20_Text">elif d_null == 1: F_dim=0.7</text:span></text:p>
          <text:p text:style-name="P130"><text:span text:style-name="Source_20_Text">else: F_dim=0.0</text:span></text:p>
          <text:p text:style-name="P128">плюс оценку стабильности.</text:p>
        </text:list-item>
      </text:list>
      <text:h text:style-name="Heading_20_2" text:outline-level="2">7. Почему это важно концептуально</text:h>
      <text:p text:style-name="Text_20_body">Эта процедура:</text:p>
      <text:list text:style-name="L61">
        <text:list-item>
          <text:p text:style-name="P132">не «подставляет» физику руками,</text:p>
        </text:list-item>
        <text:list-item>
          <text:p text:style-name="P132">а <text:span text:style-name="Strong_20_Emphasis">выводит структуру зарядов автоматически</text:span> из наблюдаемых Ω‑интеракций,</text:p>
        </text:list-item>
        <text:list-item>
          <text:p text:style-name="P132">в духе Meaning_v1 и твоей триады Eτ,O,M:</text:p>
          <text:list>
            <text:list-item>
              <text:p text:style-name="P133">Eτ: мир эволюционирует, Ω‑циклы сталкиваются и распадаются; </text:p>
            </text:list-item>
            <text:list-item>
              <text:p text:style-name="P133">O: OBS регистрирует события и решает A·Q=0; </text:p>
            </text:list-item>
            <text:list-item>
              <text:p text:style-name="P132">M: материализация в виде формулируемых законов сохранения. </text:p>
            </text:list-item>
          </text:list>
        </text:list-item>
      </text:list>
      <text:p text:style-name="Text_20_body">В более общем случае:</text:p>
      <text:list text:style-name="L62">
        <text:list-item>
          <text:p text:style-name="P134">можно расширять эту процедуру на:</text:p>
          <text:list>
            <text:list-item>
              <text:p text:style-name="P135">несколько типов заряда (ищем базис nullspace с размерностью &gt;1), </text:p>
            </text:list-item>
            <text:list-item>
              <text:p text:style-name="P135">непрерывные группы (через анализ пространства зарядовых векторов и их линейных комбинаций), </text:p>
            </text:list-item>
            <text:list-item>
              <text:p text:style-name="P134">цветовые заряды Z₃, если структура взаимодействий подсказывает модулярную арифметику. </text:p>
            </text:list-item>
          </text:list>
        </text:list-item>
      </text:list>
      <text:p text:style-name="Text_20_body">Если хочешь, дальше можно:</text:p>
      <text:list text:style-name="L63">
        <text:list-item>
          <text:p text:style-name="P136"><text:soft-page-break/>добавить ещё 1–2 типа Ω и событий (например, «нейтрон» с B=1/3,Q=0 и «кварк» с B=1/3,Q=2/3), и показать, как система линейных уравнений даёт два независимых заряда Q и B; </text:p>
        </text:list-item>
        <text:list-item>
          <text:p text:style-name="P137">или встроить этот пример функционально в твой <text:span text:style-name="Source_20_Text">observer.semantic_state.update_charges</text:span> с учётом реальной структуры Ω‑каталога. 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7T01:44:38.810674662</meta:creation-date>
    <dc:date>2025-12-17T01:58:56.762730142</dc:date>
    <meta:editing-duration>PT14M18S</meta:editing-duration>
    <meta:editing-cycles>2</meta:editing-cycles>
    <meta:generator>LibreOffice/25.8.3.2$Linux_X86_64 LibreOffice_project/580$Build-2</meta:generator>
    <meta:document-statistic meta:table-count="0" meta:image-count="0" meta:object-count="0" meta:page-count="23" meta:paragraph-count="757" meta:word-count="4896" meta:character-count="33281" meta:non-whitespace-character-count="28328"/>
  </office:meta>
</office:document-meta>
</file>